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85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4.685cm" fo:break-before="auto" style:use-optimal-row-height="true"/>
    </style:style>
    <style:style style:name="ro6" style:family="table-row">
      <style:table-row-properties style:row-height="5.528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justify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ce8"/>
        <table:table-column table:style-name="co4" table:default-cell-style-name="ce8"/>
        <table:table-column table:style-name="co3" table:number-columns-repeated="4" table:default-cell-style-name="ce8"/>
        <table:table-column table:style-name="co5" table:number-columns-repeated="14" table:default-cell-style-name="Default"/>
        <table:table-row table:style-name="ro1">
          <table:table-cell office:value-type="string">
            <text:p>Teilnehmer Nr.</text:p>
          </table:table-cell>
          <table:table-cell table:style-name="ce3" office:value-type="float" office:value="1">
            <text:p>1</text:p>
          </table:table-cell>
          <table:table-cell table:style-name="ce3" table:formula="of:=[.B1]+1" office:value-type="float" office:value="2">
            <text:p>2</text:p>
          </table:table-cell>
          <table:table-cell table:style-name="ce3" table:formula="of:=[.C1]+1" office:value-type="float" office:value="3">
            <text:p>3</text:p>
          </table:table-cell>
          <table:table-cell table:style-name="ce3" table:formula="of:=[.D1]+1" office:value-type="float" office:value="4">
            <text:p>4</text:p>
          </table:table-cell>
          <table:table-cell table:style-name="ce7" table:formula="of:=[.E1]+1" office:value-type="float" office:value="5">
            <text:p>5</text:p>
          </table:table-cell>
          <table:table-cell table:style-name="ce7" table:formula="of:=[.F1]+1" office:value-type="float" office:value="6">
            <text:p>6</text:p>
          </table:table-cell>
          <table:table-cell table:style-name="ce7" table:formula="of:=[.G1]+1" office:value-type="float" office:value="7">
            <text:p>7</text:p>
          </table:table-cell>
          <table:table-cell table:style-name="ce7" table:formula="of:=[.H1]+1" office:value-type="float" office:value="8">
            <text:p>8</text:p>
          </table:table-cell>
          <table:table-cell table:style-name="ce7" table:formula="of:=[.I1]+1" office:value-type="float" office:value="9">
            <text:p>9</text:p>
          </table:table-cell>
          <table:table-cell table:style-name="ce7" table:formula="of:=[.J1]+1" office:value-type="float" office:value="10">
            <text:p>10</text:p>
          </table:table-cell>
          <table:table-cell/>
          <table:table-cell office:value-type="string">
            <text:p>mean</text:p>
          </table:table-cell>
          <table:table-cell office:value-type="string">
            <text:p>sd</text:p>
          </table:table-cell>
          <table:table-cell table:number-columns-repeated="11"/>
        </table:table-row>
        <table:table-row table:style-name="ro1">
          <table:table-cell office:value-type="string">
            <text:p>Alter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table:formula="of:=AVERAGE([.B2:.K2] )" office:value-type="float" office:value="25.9">
            <text:p>25,9</text:p>
          </table:table-cell>
          <table:table-cell table:formula="of:=STDEVA([.B2:.K2])" office:value-type="float" office:value="2.46981780704569">
            <text:p>2,47</text:p>
          </table:table-cell>
          <table:table-cell table:number-columns-repeated="11"/>
        </table:table-row>
        <table:table-row table:style-name="ro1">
          <table:table-cell office:value-type="string">
            <text:p>Geschlecht</text:p>
          </table:table-cell>
          <table:table-cell table:number-columns-repeated="2" office:value-type="string">
            <text:p>m</text:p>
          </table:table-cell>
          <table:table-cell table:number-columns-repeated="2" office:value-type="string">
            <text:p>f</text:p>
          </table:table-cell>
          <table:table-cell table:number-columns-repeated="6" office:value-type="string">
            <text:p>m</text:p>
          </table:table-cell>
          <table:table-cell/>
          <table:table-cell office:value-type="string">
            <text:p>2f</text:p>
          </table:table-cell>
          <table:table-cell office:value-type="string">
            <text:p>8m</text:p>
          </table:table-cell>
          <table:table-cell table:number-columns-repeated="11"/>
        </table:table-row>
        <table:table-row table:style-name="ro1">
          <table:table-cell office:value-type="string">
            <text:p>Besitzt du ein Smartphone?</text:p>
          </table:table-cell>
          <table:table-cell table:number-columns-repeated="10" office:value-type="string">
            <text:p>y</text:p>
          </table:table-cell>
          <table:table-cell/>
          <table:table-cell office:value-type="string">
            <text:p>10y</text:p>
          </table:table-cell>
          <table:table-cell office:value-type="string">
            <text:p>0n</text:p>
          </table:table-cell>
          <table:table-cell table:number-columns-repeated="11"/>
        </table:table-row>
        <table:table-row table:style-name="ro1">
          <table:table-cell office:value-type="string">
            <text:p>Besitzt du eine Smartwatch?</text:p>
          </table:table-cell>
          <table:table-cell table:number-columns-repeated="5" office:value-type="string">
            <text:p>n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/>
          <table:table-cell office:value-type="string">
            <text:p>1y</text:p>
          </table:table-cell>
          <table:table-cell office:value-type="string">
            <text:p>9n</text:p>
          </table:table-cell>
          <table:table-cell table:number-columns-repeated="11"/>
        </table:table-row>
        <table:table-row table:style-name="ro1">
          <table:table-cell office:value-type="string">
            <text:p>Wie lange trägst du die Uhr am Tag?</text:p>
          </table:table-cell>
          <table:table-cell table:number-columns-repeated="5" office:value-type="string">
            <text:p>-</text:p>
          </table:table-cell>
          <table:table-cell office:value-type="string">
            <text:p>0-6</text:p>
          </table:table-cell>
          <table:table-cell table:number-columns-repeated="4"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Wofür benutzt du die Uhr hauptsächlich?</text:p>
          </table:table-cell>
          <table:table-cell table:number-columns-repeated="5" office:value-type="string">
            <text:p>-</text:p>
          </table:table-cell>
          <table:table-cell office:value-type="string">
            <text:p>Notifications, Navigation, Uhrzeit</text:p>
          </table:table-cell>
          <table:table-cell table:number-columns-repeated="4" office:value-type="string">
            <text:p>-</text:p>
          </table:table-cell>
          <table:table-cell table:number-columns-repeated="14"/>
        </table:table-row>
        <table:table-row table:style-name="ro1">
          <table:table-cell office:value-type="string">
            <text:p>Wie häufig nutzt du die Sprachsteuerung?</text:p>
          </table:table-cell>
          <table:table-cell table:number-columns-repeated="5" office:value-type="string">
            <text:p>-</text:p>
          </table:table-cell>
          <table:table-cell table:number-columns-repeated="2" office:value-type="string">
            <text:p>Nie</text:p>
          </table:table-cell>
          <table:table-cell office:value-type="string">
            <text:p>Selten</text:p>
          </table:table-cell>
          <table:table-cell office:value-type="string">
            <text:p>Nie</text:p>
          </table:table-cell>
          <table:table-cell office:value-type="string">
            <text:p>Selten</text:p>
          </table:table-cell>
          <table:table-cell/>
          <table:table-cell office:value-type="string">
            <text:p>2 selten</text:p>
          </table:table-cell>
          <table:table-cell office:value-type="string">
            <text:p>8 nie</text:p>
          </table:table-cell>
          <table:table-cell table:number-columns-repeated="11"/>
        </table:table-row>
        <table:table-row table:style-name="ro1">
          <table:table-cell office:value-type="string">
            <text:p>Hast du Erfahrung mit Gestensteuerung?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7" office:value-type="string">
            <text:p>y</text:p>
          </table:table-cell>
          <table:table-cell/>
          <table:table-cell office:value-type="string">
            <text:p>8y</text:p>
          </table:table-cell>
          <table:table-cell office:value-type="string">
            <text:p>2n</text:p>
          </table:table-cell>
          <table:table-cell table:number-columns-repeated="11"/>
        </table:table-row>
        <table:table-row table:style-name="ro1">
          <table:table-cell office:value-type="string">
            <text:p>Welche Art von Musikhörer bist du?</text:p>
          </table:table-cell>
          <table:table-cell table:number-columns-repeated="7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AVERAGE([.B10:.K10] )" office:value-type="float" office:value="3">
            <text:p>3</text:p>
          </table:table-cell>
          <table:table-cell table:formula="of:=STDEVA([.B10:.K10])" office:value-type="float" office:value="0.816496580927726">
            <text:p>0,82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Die gezeigten Szenarios findet man so oder ähnlich auch in meinem Alltag wied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AVERAGE([.B11:.K11] )" office:value-type="float" office:value="4.3">
            <text:p>4,3</text:p>
          </table:table-cell>
          <table:table-cell table:formula="of:=STDEVA([.B11:.K11])" office:value-type="float" office:value="0.948683298050514">
            <text:p>0,95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Ich würde auch privat in den Szenarios Musik höre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formula="of:=AVERAGE([.B12:.K12] )" office:value-type="float" office:value="4.7">
            <text:p>4,7</text:p>
          </table:table-cell>
          <table:table-cell table:formula="of:=STDEVA([.B12:.K12])" office:value-type="float" office:value="0.483045891539648">
            <text:p>0,48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Die Smartwatch App hat die Steuerung des Musikplayers auf dem Smartphone deutlich erleichtert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3:.K13] )" office:value-type="float" office:value="4.3">
            <text:p>4,3</text:p>
          </table:table-cell>
          <table:table-cell table:formula="of:=STDEVA([.B13:.K13])" office:value-type="float" office:value="0.674948557710553">
            <text:p>0,67</text:p>
          </table:table-cell>
          <table:table-cell table:number-columns-repeated="11"/>
        </table:table-row>
        <table:table-row table:style-name="ro4">
          <table:table-cell table:style-name="ce1" office:value-type="string">
            <text:p>Die Steuerung eines Systems mit einer Smartwatch halte ich für sinnvoll und nützli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AVERAGE([.B14:.K14] )" office:value-type="float" office:value="4.4">
            <text:p>4,4</text:p>
          </table:table-cell>
          <table:table-cell table:formula="of:=STDEVA([.B14:.K14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Priorität von Eingabemethoden nach Szenario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36" table:end-x="2.073cm" table:end-y="0.24cm" draw:z-index="0" draw:style-name="gr1" svg:width="20.049cm" svg:height="9.175cm" svg:x="0.089cm" svg:y="0.097cm">
              <draw:object draw:notify-on-update-of-ranges="Tabelle1.P17:Tabelle1.P22 Tabelle1.Q16:Tabelle1.Q16 Tabelle1.Q17:Tabelle1.Q22 Tabelle1.R16:Tabelle1.R16 Tabelle1.R17:Tabelle1.R22 Tabelle1.S16:Tabelle1.S16 Tabelle1.S17:Tabelle1.S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AVERAGE([.B17:.K17] )" office:value-type="float" office:value="1.3">
            <text:p>1,3</text:p>
          </table:table-cell>
          <table:table-cell table:formula="of:=STDEVA([.B17:.K17])" office:value-type="float" office:value="0.674948557710553">
            <text:p>0,67</text:p>
          </table:table-cell>
          <table:table-cell/>
          <table:table-cell office:value-type="string">
            <text:p>office work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8:.K18] )" office:value-type="float" office:value="2.5">
            <text:p>2,5</text:p>
          </table:table-cell>
          <table:table-cell table:formula="of:=STDEVA([.B18:.K18])" office:value-type="float" office:value="0.849836585598797">
            <text:p>0,85</text:p>
          </table:table-cell>
          <table:table-cell/>
          <table:table-cell office:value-type="string">
            <text:p>ride a bicycle</text:p>
          </table:table-cell>
          <table:table-cell office:value-type="float" office:value="2.5">
            <text:p>2,5</text:p>
          </table:table-cell>
          <table:table-cell office:value-type="float" office:value="1.4">
            <text:p>1,4</text:p>
          </table:table-cell>
          <table:table-cell office:value-type="float" office:value="2.1">
            <text:p>2,1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19:.K19] )" office:value-type="float" office:value="2.2">
            <text:p>2,2</text:p>
          </table:table-cell>
          <table:table-cell table:formula="of:=STDEVA([.B19:.K19])" office:value-type="float" office:value="0.788810637746616">
            <text:p>0,79</text:p>
          </table:table-cell>
          <table:table-cell/>
          <table:table-cell office:value-type="string">
            <text:p>walk (mental distr.)</text:p>
          </table:table-cell>
          <table:table-cell office:value-type="float" office:value="2.2">
            <text:p>2,2</text:p>
          </table:table-cell>
          <table:table-cell office:value-type="float" office:value="1.6">
            <text:p>1,6</text:p>
          </table:table-cell>
          <table:table-cell office:value-type="float" office:value="2.2">
            <text:p>2,2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0:.K20] )" office:value-type="float" office:value="2.4">
            <text:p>2,4</text:p>
          </table:table-cell>
          <table:table-cell table:formula="of:=STDEVA([.B20:.K20])" office:value-type="float" office:value="0.843274042711568">
            <text:p>0,84</text:p>
          </table:table-cell>
          <table:table-cell/>
          <table:table-cell office:value-type="string">
            <text:p>walk (phys. Distr.)</text:p>
          </table:table-cell>
          <table:table-cell office:value-type="float" office:value="2.4">
            <text:p>2,4</text:p>
          </table:table-cell>
          <table:table-cell office:value-type="float" office:value="1.5">
            <text:p>1,5</text:p>
          </table:table-cell>
          <table:table-cell office:value-type="float" office:value="2.1">
            <text:p>2,1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21:.K21] )" office:value-type="float" office:value="1.3">
            <text:p>1,3</text:p>
          </table:table-cell>
          <table:table-cell table:formula="of:=STDEVA([.B21:.K21])" office:value-type="float" office:value="0.674948557710553">
            <text:p>0,67</text:p>
          </table:table-cell>
          <table:table-cell/>
          <table:table-cell office:value-type="string">
            <text:p>reading on couch</text:p>
          </table:table-cell>
          <table:table-cell office:value-type="float" office:value="1.3">
            <text:p>1,3</text:p>
          </table:table-cell>
          <table:table-cell office:value-type="float" office:value="1.9">
            <text:p>1,9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22:.K22] )" office:value-type="float" office:value="2.5">
            <text:p>2,5</text:p>
          </table:table-cell>
          <table:table-cell table:formula="of:=STDEVA([.B22:.K22])" office:value-type="float" office:value="0.849836585598797">
            <text:p>0,85</text:p>
          </table:table-cell>
          <table:table-cell/>
          <table:table-cell office:value-type="string">
            <text:p>jogging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Szenario (Sprache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/>
          <table:table-cell table:formula="of:=AVERAGE([.B24:.K24] )" office:value-type="float" office:value="1.9">
            <text:p>1,9</text:p>
          </table:table-cell>
          <table:table-cell table:formula="of:=STDEVA([.B24:.K24])" office:value-type="float" office:value="0.567646212197547">
            <text:p>0,57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5:.K25] )" office:value-type="float" office:value="1.4">
            <text:p>1,4</text:p>
          </table:table-cell>
          <table:table-cell table:formula="of:=STDEVA([.B25:.K25])" office:value-type="float" office:value="0.516397779494322">
            <text:p>0,52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AVERAGE([.B26:.K26] )" office:value-type="float" office:value="1.6">
            <text:p>1,6</text:p>
          </table:table-cell>
          <table:table-cell table:formula="of:=STDEVA([.B26:.K26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/>
          <table:table-cell table:formula="of:=AVERAGE([.B27:.K27] )" office:value-type="float" office:value="1.5">
            <text:p>1,5</text:p>
          </table:table-cell>
          <table:table-cell table:formula="of:=STDEVA([.B27:.K27])" office:value-type="float" office:value="0.52704627669473">
            <text:p>0,53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8:.K28] )" office:value-type="float" office:value="1.9">
            <text:p>1,9</text:p>
          </table:table-cell>
          <table:table-cell table:formula="of:=STDEVA([.B28:.K28])" office:value-type="float" office:value="0.567646212197547">
            <text:p>0,57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29:.K29] )" office:value-type="float" office:value="1.5">
            <text:p>1,5</text:p>
          </table:table-cell>
          <table:table-cell table:formula="of:=STDEVA([.B29:.K29])" office:value-type="float" office:value="0.707106781186548">
            <text:p>0,71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orität von Eingabemethoden nach Szenario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3">
            <text:p>3</text:p>
          </table:table-cell>
          <table:table-cell/>
          <table:table-cell table:formula="of:=AVERAGE([.B31:.K31] )" office:value-type="float" office:value="2.8">
            <text:p>2,8</text:p>
          </table:table-cell>
          <table:table-cell table:formula="of:=STDEVA([.B31:.K31])" office:value-type="float" office:value="0.421637021355784">
            <text:p>0,42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2:.K32] )" office:value-type="float" office:value="2.1">
            <text:p>2,1</text:p>
          </table:table-cell>
          <table:table-cell table:formula="of:=STDEVA([.B32:.K32])" office:value-type="float" office:value="0.737864787372622">
            <text:p>0,74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3:.K33] )" office:value-type="float" office:value="2.2">
            <text:p>2,2</text:p>
          </table:table-cell>
          <table:table-cell table:formula="of:=STDEVA([.B33:.K33])" office:value-type="float" office:value="0.918936583472681">
            <text:p>0,92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4:.K34] )" office:value-type="float" office:value="2.1">
            <text:p>2,1</text:p>
          </table:table-cell>
          <table:table-cell table:formula="of:=STDEVA([.B34:.K34])" office:value-type="float" office:value="0.875595035770913">
            <text:p>0,88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/>
          <table:table-cell table:formula="of:=AVERAGE([.B35:.K35] )" office:value-type="float" office:value="2.8">
            <text:p>2,8</text:p>
          </table:table-cell>
          <table:table-cell table:formula="of:=STDEVA([.B35:.K35])" office:value-type="float" office:value="0.421637021355784">
            <text:p>0,42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36:.K36] )" office:value-type="float" office:value="2">
            <text:p>2</text:p>
          </table:table-cell>
          <table:table-cell table:formula="of:=STDEVA([.B36:.K36])" office:value-type="float" office:value="0.666666666666667">
            <text:p>0,67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Priorität von Eingabemethoden nach Aufgabe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58" table:end-x="2.129cm" table:end-y="0.376cm" draw:z-index="1" draw:style-name="gr1" svg:width="20.093cm" svg:height="9.309cm" svg:x="0.101cm" svg:y="0.1cm">
              <draw:object draw:notify-on-update-of-ranges="Tabelle1.P39:Tabelle1.P45 Tabelle1.Q38:Tabelle1.Q38 Tabelle1.Q39:Tabelle1.Q45 Tabelle1.R38:Tabelle1.R38 Tabelle1.R39:Tabelle1.R45 Tabelle1.S38:Tabelle1.S38 Tabelle1.S39:Tabelle1.S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39:.K39] )" office:value-type="float" office:value="1.7">
            <text:p>1,7</text:p>
          </table:table-cell>
          <table:table-cell table:formula="of:=STDEVA([.B39:.K39])" office:value-type="float" office:value="0.483045891539648">
            <text:p>0,48</text:p>
          </table:table-cell>
          <table:table-cell/>
          <table:table-cell office:value-type="string">
            <text:p>play playlist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0:.K40] )" office:value-type="float" office:value="2.2">
            <text:p>2,2</text:p>
          </table:table-cell>
          <table:table-cell table:formula="of:=STDEVA([.B40:.K40])" office:value-type="float" office:value="0.788810637746616">
            <text:p>0,79</text:p>
          </table:table-cell>
          <table:table-cell/>
          <table:table-cell office:value-type="string">
            <text:p>adjust volume</text:p>
          </table:table-cell>
          <table:table-cell office:value-type="float" office:value="2.2">
            <text:p>2,2</text:p>
          </table:table-cell>
          <table:table-cell office:value-type="float" office:value="1.4">
            <text:p>1,4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1:.K41] )" office:value-type="float" office:value="1.7">
            <text:p>1,7</text:p>
          </table:table-cell>
          <table:table-cell table:formula="of:=STDEVA([.B41:.K41])" office:value-type="float" office:value="0.674948557710553">
            <text:p>0,67</text:p>
          </table:table-cell>
          <table:table-cell/>
          <table:table-cell office:value-type="string">
            <text:p>toggle shuffle</text:p>
          </table:table-cell>
          <table:table-cell office:value-type="float" office:value="1.7">
            <text:p>1,7</text:p>
          </table:table-cell>
          <table:table-cell office:value-type="float" office:value="1.5">
            <text:p>1,5</text:p>
          </table:table-cell>
          <table:table-cell office:value-type="float" office:value="2.8">
            <text:p>2,8</text:p>
          </table:table-cell>
          <table:table-cell table:number-columns-repeated="6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AVERAGE([.B42:.K42] )" office:value-type="float" office:value="1.9">
            <text:p>1,9</text:p>
          </table:table-cell>
          <table:table-cell table:formula="of:=STDEVA([.B42:.K42])" office:value-type="float" office:value="0.875595035770913">
            <text:p>0,88</text:p>
          </table:table-cell>
          <table:table-cell/>
          <table:table-cell office:value-type="string">
            <text:p>skipt to next</text:p>
          </table:table-cell>
          <table:table-cell office:value-type="float" office:value="1.9">
            <text:p>1,9</text:p>
          </table:table-cell>
          <table:table-cell office:value-type="float" office:value="1.7">
            <text:p>1,7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/>
          <table:table-cell table:formula="of:=AVERAGE([.B43:.K43] )" office:value-type="float" office:value="2">
            <text:p>2</text:p>
          </table:table-cell>
          <table:table-cell table:formula="of:=STDEVA([.B43:.K43])" office:value-type="float" office:value="0.471404520791032">
            <text:p>0,47</text:p>
          </table:table-cell>
          <table:table-cell/>
          <table:table-cell office:value-type="string">
            <text:p>change audio feature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9">
            <text:p>2,9</text:p>
          </table:table-cell>
          <table:table-cell table:number-columns-repeated="6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2">
            <text:p>2</text:p>
          </table:table-cell>
          <table:table-cell/>
          <table:table-cell table:formula="of:=AVERAGE([.B44:.K44] )" office:value-type="float" office:value="2">
            <text:p>2</text:p>
          </table:table-cell>
          <table:table-cell table:formula="of:=STDEVA([.B44:.K44])" office:value-type="float" office:value="0">
            <text:p>0</text:p>
          </table:table-cell>
          <table:table-cell/>
          <table:table-cell office:value-type="string">
            <text:p>change gen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ied pausieren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AVERAGE([.B45:.K45] )" office:value-type="float" office:value="1.6">
            <text:p>1,6</text:p>
          </table:table-cell>
          <table:table-cell table:formula="of:=STDEVA([.B45:.K45])" office:value-type="float" office:value="0.843274042711568">
            <text:p>0,84</text:p>
          </table:table-cell>
          <table:table-cell/>
          <table:table-cell office:value-type="string">
            <text:p>pause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riorität von Eingabemethoden nach Aufgabe (Sprache)</text:p>
          </table:table-cell>
          <table:table-cell table:number-columns-repeated="24"/>
        </table:table-row>
        <table:table-row table:style-name="ro1">
          <table:table-cell office:value-type="string">
            <text:p>Playlist starten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AVERAGE([.B47:.K47] )" office:value-type="float" office:value="1.5">
            <text:p>1,5</text:p>
          </table:table-cell>
          <table:table-cell table:formula="of:=STDEVA([.B47:.K47])" office:value-type="float" office:value="0.707106781186548">
            <text:p>0,71</text:p>
          </table:table-cell>
          <table:table-cell table:number-columns-repeated="11"/>
        </table:table-row>
        <table:table-row table:style-name="ro1">
          <table:table-cell office:value-type="string">
            <text:p>Lautstärke anpassen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48:.K48] )" office:value-type="float" office:value="1.4">
            <text:p>1,4</text:p>
          </table:table-cell>
          <table:table-cell table:formula="of:=STDEVA([.B48:.K48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huffle toggle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AVERAGE([.B49:.K49] )" office:value-type="float" office:value="1.5">
            <text:p>1,5</text:p>
          </table:table-cell>
          <table:table-cell table:formula="of:=STDEVA([.B49:.K49])" office:value-type="float" office:value="0.52704627669473">
            <text:p>0,53</text:p>
          </table:table-cell>
          <table:table-cell table:number-columns-repeated="11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0:.K50] )" office:value-type="float" office:value="1.7">
            <text:p>1,7</text:p>
          </table:table-cell>
          <table:table-cell table:formula="of:=STDEVA([.B50:.K50])" office:value-type="float" office:value="0.674948557710553">
            <text:p>0,67</text:p>
          </table:table-cell>
          <table:table-cell table:number-columns-repeated="11"/>
        </table:table-row>
        <table:table-row table:style-name="ro1">
          <table:table-cell office:value-type="string">
            <text:p>Lied anhand von Audio Feature abspiel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AVERAGE([.B51:.K51] )" office:value-type="float" office:value="1.1">
            <text:p>1,1</text:p>
          </table:table-cell>
          <table:table-cell table:formula="of:=STDEVA([.B51:.K51])" office:value-type="float" office:value="0.316227766016838">
            <text:p>0,32</text:p>
          </table:table-cell>
          <table:table-cell table:number-columns-repeated="11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AVERAGE([.B52:.K52] )" office:value-type="float" office:value="1">
            <text:p>1</text:p>
          </table:table-cell>
          <table:table-cell table:formula="of:=STDEVA([.B52:.K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Lied pausier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53:.K53] )" office:value-type="float" office:value="2">
            <text:p>2</text:p>
          </table:table-cell>
          <table:table-cell table:formula="of:=STDEVA([.B53:.K53])" office:value-type="float" office:value="0.666666666666667">
            <text:p>0,67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orität von Eingabemethoden nach Aufgabe (Gesten)</text:p>
          </table:table-cell>
          <table:table-cell table:number-columns-repeated="24"/>
        </table:table-row>
        <table:table-row table:style-name="ro1">
          <table:table-cell office:value-type="string">
            <text:p>Playlist starten</text:p>
          </table:table-cell>
          <table:table-cell table:number-columns-repeated="9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5:.K55] )" office:value-type="float" office:value="2.8">
            <text:p>2,8</text:p>
          </table:table-cell>
          <table:table-cell table:formula="of:=STDEVA([.B55:.K55])" office:value-type="float" office:value="0.632455532033676">
            <text:p>0,63</text:p>
          </table:table-cell>
          <table:table-cell table:number-columns-repeated="11"/>
        </table:table-row>
        <table:table-row table:style-name="ro1">
          <table:table-cell office:value-type="string">
            <text:p>Lautstärke anpassen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6:.K56] )" office:value-type="float" office:value="2.4">
            <text:p>2,4</text:p>
          </table:table-cell>
          <table:table-cell table:formula="of:=STDEVA([.B56:.K56])" office:value-type="float" office:value="0.699205898780101">
            <text:p>0,7</text:p>
          </table:table-cell>
          <table:table-cell table:number-columns-repeated="11"/>
        </table:table-row>
        <table:table-row table:style-name="ro1">
          <table:table-cell office:value-type="string">
            <text:p>Shuffle togglen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7:.K57] )" office:value-type="float" office:value="2.8">
            <text:p>2,8</text:p>
          </table:table-cell>
          <table:table-cell table:formula="of:=STDEVA([.B57:.K57])" office:value-type="float" office:value="0.632455532033676">
            <text:p>0,63</text:p>
          </table:table-cell>
          <table:table-cell table:number-columns-repeated="11"/>
        </table:table-row>
        <table:table-row table:style-name="ro1">
          <table:table-cell office:value-type="string">
            <text:p>Lied weiter schalt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AVERAGE([.B58:.K58] )" office:value-type="float" office:value="2.4">
            <text:p>2,4</text:p>
          </table:table-cell>
          <table:table-cell table:formula="of:=STDEVA([.B58:.K58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office:value-type="string">
            <text:p>Lied anhand von Audio Feature abspielen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/>
          <table:table-cell table:formula="of:=AVERAGE([.B59:.K59] )" office:value-type="float" office:value="2.9">
            <text:p>2,9</text:p>
          </table:table-cell>
          <table:table-cell table:formula="of:=STDEVA([.B59:.K59])" office:value-type="float" office:value="0.316227766016838">
            <text:p>0,32</text:p>
          </table:table-cell>
          <table:table-cell table:number-columns-repeated="11"/>
        </table:table-row>
        <table:table-row table:style-name="ro1">
          <table:table-cell office:value-type="string">
            <text:p>Lied aus Lieblings Genre abspielen</text:p>
          </table:table-cell>
          <table:table-cell table:number-columns-repeated="10" office:value-type="float" office:value="3">
            <text:p>3</text:p>
          </table:table-cell>
          <table:table-cell/>
          <table:table-cell table:formula="of:=AVERAGE([.B60:.K60] )" office:value-type="float" office:value="3">
            <text:p>3</text:p>
          </table:table-cell>
          <table:table-cell table:formula="of:=STDEVA([.B60:.K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Lied pausier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1:.K61] )" office:value-type="float" office:value="2.4">
            <text:p>2,4</text:p>
          </table:table-cell>
          <table:table-cell table:formula="of:=STDEVA([.B61:.K61])" office:value-type="float" office:value="0.843274042711568">
            <text:p>0,84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en Aufwand von 0-10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83" table:end-x="1.934cm" table:end-y="0.156cm" draw:z-index="2" draw:style-name="gr1" svg:width="19.91cm" svg:height="9.079cm" svg:x="0.089cm" svg:y="0.11cm">
              <draw:object draw:notify-on-update-of-ranges="Tabelle1.P64:Tabelle1.P69 Tabelle1.Q63:Tabelle1.Q63 Tabelle1.Q64:Tabelle1.Q69 Tabelle1.R63:Tabelle1.R63 Tabelle1.R64:Tabelle1.R69 Tabelle1.S63:Tabelle1.S63 Tabelle1.S64:Tabelle1.S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4:.K64] )" office:value-type="float" office:value="2.7">
            <text:p>2,7</text:p>
          </table:table-cell>
          <table:table-cell table:formula="of:=STDEVA([.B64:.K64])" office:value-type="float" office:value="1.33749350984926">
            <text:p>1,34</text:p>
          </table:table-cell>
          <table:table-cell/>
          <table:table-cell office:value-type="string">
            <text:p>office work</text:p>
          </table:table-cell>
          <table:table-cell office:value-type="float" office:value="2.7">
            <text:p>2,7</text:p>
          </table:table-cell>
          <table:table-cell office:value-type="float" office:value="2.4">
            <text:p>2,4</text:p>
          </table:table-cell>
          <table:table-cell office:value-type="float" office:value="6.2">
            <text:p>6,2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AVERAGE([.B65:.K65] )" office:value-type="float" office:value="7.5">
            <text:p>7,5</text:p>
          </table:table-cell>
          <table:table-cell table:formula="of:=STDEVA([.B65:.K65])" office:value-type="float" office:value="2.12132034355964">
            <text:p>2,12</text:p>
          </table:table-cell>
          <table:table-cell/>
          <table:table-cell office:value-type="string">
            <text:p>ride a bicycle</text:p>
          </table:table-cell>
          <table:table-cell office:value-type="float" office:value="7.5">
            <text:p>7,5</text:p>
          </table:table-cell>
          <table:table-cell office:value-type="float" office:value="2.7">
            <text:p>2,7</text:p>
          </table:table-cell>
          <table:table-cell office:value-type="float" office:value="5.6">
            <text:p>5,6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6:.K66] )" office:value-type="float" office:value="5.1">
            <text:p>5,1</text:p>
          </table:table-cell>
          <table:table-cell table:formula="of:=STDEVA([.B66:.K66])" office:value-type="float" office:value="2.64365067451978">
            <text:p>2,64</text:p>
          </table:table-cell>
          <table:table-cell/>
          <table:table-cell office:value-type="string">
            <text:p>walk (mental distr.)</text:p>
          </table:table-cell>
          <table:table-cell office:value-type="float" office:value="5.1">
            <text:p>5,1</text:p>
          </table:table-cell>
          <table:table-cell office:value-type="float" office:value="3">
            <text:p>3</text:p>
          </table:table-cell>
          <table:table-cell office:value-type="float" office:value="5.3">
            <text:p>5,3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AVERAGE([.B67:.K67] )" office:value-type="float" office:value="5.6">
            <text:p>5,6</text:p>
          </table:table-cell>
          <table:table-cell table:formula="of:=STDEVA([.B67:.K67])" office:value-type="float" office:value="2.36643191323985">
            <text:p>2,37</text:p>
          </table:table-cell>
          <table:table-cell/>
          <table:table-cell office:value-type="string">
            <text:p>walk (phys. Distr.)</text:p>
          </table:table-cell>
          <table:table-cell office:value-type="float" office:value="5.6">
            <text:p>5,6</text:p>
          </table:table-cell>
          <table:table-cell office:value-type="float" office:value="2.1">
            <text:p>2,1</text:p>
          </table:table-cell>
          <table:table-cell office:value-type="float" office:value="4.6">
            <text:p>4,6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AVERAGE([.B68:.K68] )" office:value-type="float" office:value="3.3">
            <text:p>3,3</text:p>
          </table:table-cell>
          <table:table-cell table:formula="of:=STDEVA([.B68:.K68])" office:value-type="float" office:value="1.63639169448448">
            <text:p>1,64</text:p>
          </table:table-cell>
          <table:table-cell/>
          <table:table-cell office:value-type="string">
            <text:p>reading on couch</text:p>
          </table:table-cell>
          <table:table-cell office:value-type="float" office:value="3.3">
            <text:p>3,3</text:p>
          </table:table-cell>
          <table:table-cell office:value-type="float" office:value="2.1">
            <text:p>2,1</text:p>
          </table:table-cell>
          <table:table-cell office:value-type="float" office:value="6.6">
            <text:p>6,6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AVERAGE([.B69:.K69] )" office:value-type="float" office:value="5.3">
            <text:p>5,3</text:p>
          </table:table-cell>
          <table:table-cell table:formula="of:=STDEVA([.B69:.K69])" office:value-type="float" office:value="2.62678510731274">
            <text:p>2,63</text:p>
          </table:table-cell>
          <table:table-cell/>
          <table:table-cell office:value-type="string">
            <text:p>jogging</text:p>
          </table:table-cell>
          <table:table-cell office:value-type="float" office:value="5.3">
            <text:p>5,3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en Aufwand von 0-10 (Sprache)</text:p>
          </table:table-cell>
          <table:table-cell table:number-columns-repeated="15"/>
          <table:table-cell table:formula="of:=AVERAGE([.Q64:.Q69])" office:value-type="float" office:value="4.91666666666667">
            <text:p>4,92</text:p>
          </table:table-cell>
          <table:table-cell table:formula="of:=AVERAGE([.R64:.R69])" office:value-type="float" office:value="2.63333333333333">
            <text:p>2,63</text:p>
          </table:table-cell>
          <table:table-cell table:formula="of:=AVERAGE([.S64:.S69])" office:value-type="float" office:value="5.46666666666667">
            <text:p>5,47</text:p>
          </table:table-cell>
          <table:table-cell table:number-columns-repeated="6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1:.K71] )" office:value-type="float" office:value="2.4">
            <text:p>2,4</text:p>
          </table:table-cell>
          <table:table-cell table:formula="of:=STDEVA([.B71:.K71])" office:value-type="float" office:value="1.7763883459299">
            <text:p>1,78</text:p>
          </table:table-cell>
          <table:table-cell table:number-columns-repeated="2"/>
          <table:table-cell table:formula="of:=STDEVA([.Q64:.Q69])" office:value-type="float" office:value="1.72327208143887">
            <text:p>1,72</text:p>
          </table:table-cell>
          <table:table-cell table:formula="of:=STDEVA([.R64:.R69])" office:value-type="float" office:value="0.550151494287407">
            <text:p>0,55</text:p>
          </table:table-cell>
          <table:table-cell table:formula="of:=STDEVA([.S64:.S69])" office:value-type="float" office:value="0.843010478384858">
            <text:p>0,84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2:.K72] )" office:value-type="float" office:value="2.7">
            <text:p>2,7</text:p>
          </table:table-cell>
          <table:table-cell table:formula="of:=STDEVA([.B72:.K72])" office:value-type="float" office:value="2.35937844922485">
            <text:p>2,36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AVERAGE([.B73:.K73] )" office:value-type="float" office:value="3">
            <text:p>3</text:p>
          </table:table-cell>
          <table:table-cell table:formula="of:=STDEVA([.B73:.K73])" office:value-type="float" office:value="2.21108319357027">
            <text:p>2,21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4:.K74] )" office:value-type="float" office:value="2.1">
            <text:p>2,1</text:p>
          </table:table-cell>
          <table:table-cell table:formula="of:=STDEVA([.B74:.K74])" office:value-type="float" office:value="1.72884033065199">
            <text:p>1,73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formula="of:=AVERAGE([.B75:.K75] )" office:value-type="float" office:value="2.1">
            <text:p>2,1</text:p>
          </table:table-cell>
          <table:table-cell table:formula="of:=STDEVA([.B75:.K75])" office:value-type="float" office:value="1.3703203194063">
            <text:p>1,37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AVERAGE([.B76:.K76] )" office:value-type="float" office:value="3.5">
            <text:p>3,5</text:p>
          </table:table-cell>
          <table:table-cell table:formula="of:=STDEVA([.B76:.K76])" office:value-type="float" office:value="2.22361067735439">
            <text:p>2,22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Bewerte den Aufwand von 0-10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AVERAGE([.B78:.K78] )" office:value-type="float" office:value="6.2">
            <text:p>6,2</text:p>
          </table:table-cell>
          <table:table-cell table:formula="of:=STDEVA([.B78:.K78])" office:value-type="float" office:value="2.69979423084221">
            <text:p>2,7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VERAGE([.B79:.K79] )" office:value-type="float" office:value="5.6">
            <text:p>5,6</text:p>
          </table:table-cell>
          <table:table-cell table:formula="of:=STDEVA([.B79:.K79])" office:value-type="float" office:value="2.87518115371304">
            <text:p>2,88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0:.K80] )" office:value-type="float" office:value="5.3">
            <text:p>5,3</text:p>
          </table:table-cell>
          <table:table-cell table:formula="of:=STDEVA([.B80:.K80])" office:value-type="float" office:value="3.12872000806862">
            <text:p>3,13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81:.K81] )" office:value-type="float" office:value="4.6">
            <text:p>4,6</text:p>
          </table:table-cell>
          <table:table-cell table:formula="of:=STDEVA([.B81:.K81])" office:value-type="float" office:value="2.91356978445495">
            <text:p>2,91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AVERAGE([.B82:.K82] )" office:value-type="float" office:value="6.6">
            <text:p>6,6</text:p>
          </table:table-cell>
          <table:table-cell table:formula="of:=STDEVA([.B82:.K82])" office:value-type="float" office:value="2.98886823619465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83:.K83] )" office:value-type="float" office:value="4.5">
            <text:p>4,5</text:p>
          </table:table-cell>
          <table:table-cell table:formula="of:=STDEVA([.B83:.K83])" office:value-type="float" office:value="2.91547594742265">
            <text:p>2,92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ie geforderte Menge Aufmerksamkeit (Touch)</text:p>
          </table:table-cell>
          <table:table-cell table:number-columns-repeated="15"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AB104" table:end-x="1.99cm" table:end-y="0.149cm" draw:z-index="3" draw:style-name="gr1" svg:width="19.966cm" svg:height="8.627cm" svg:x="0.089cm" svg:y="0.103cm">
              <draw:object draw:notify-on-update-of-ranges="Tabelle1.P86:Tabelle1.P91 Tabelle1.Q85:Tabelle1.Q85 Tabelle1.Q86:Tabelle1.Q91 Tabelle1.R85:Tabelle1.R85 Tabelle1.R86:Tabelle1.R91 Tabelle1.S85:Tabelle1.S85 Tabelle1.S86:Tabelle1.S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86:.K86] )" office:value-type="float" office:value="3">
            <text:p>3</text:p>
          </table:table-cell>
          <table:table-cell table:formula="of:=STDEVA([.B86:.K86])" office:value-type="float" office:value="2.35702260395516">
            <text:p>2,36</text:p>
          </table:table-cell>
          <table:table-cell/>
          <table:table-cell office:value-type="string">
            <text:p>office work</text:p>
          </table:table-cell>
          <table:table-cell office:value-type="float" office:value="3">
            <text:p>3</text:p>
          </table:table-cell>
          <table:table-cell office:value-type="float" office:value="3.4">
            <text:p>3,4</text:p>
          </table:table-cell>
          <table:table-cell office:value-type="float" office:value="6.1">
            <text:p>6,1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87:.K87] )" office:value-type="float" office:value="8.3">
            <text:p>8,3</text:p>
          </table:table-cell>
          <table:table-cell table:formula="of:=STDEVA([.B87:.K87])" office:value-type="float" office:value="2.21359436211787">
            <text:p>2,21</text:p>
          </table:table-cell>
          <table:table-cell/>
          <table:table-cell office:value-type="string">
            <text:p>ride a bicycle</text:p>
          </table:table-cell>
          <table:table-cell office:value-type="float" office:value="8.3">
            <text:p>8,3</text:p>
          </table:table-cell>
          <table:table-cell office:value-type="float" office:value="3.2">
            <text:p>3,2</text:p>
          </table:table-cell>
          <table:table-cell office:value-type="float" office:value="5.7">
            <text:p>5,7</text:p>
          </table:table-cell>
          <table:table-cell table:number-columns-repeated="6"/>
        </table:table-row>
        <table:table-row table:style-name="ro1">
          <table:table-cell office:value-type="string">
            <text:p>Spaziergan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AVERAGE([.B88:.K88] )" office:value-type="float" office:value="6.4">
            <text:p>6,4</text:p>
          </table:table-cell>
          <table:table-cell table:formula="of:=STDEVA([.B88:.K88])" office:value-type="float" office:value="2.45854518861144">
            <text:p>2,46</text:p>
          </table:table-cell>
          <table:table-cell/>
          <table:table-cell office:value-type="string">
            <text:p>walk (mental distr.)</text:p>
          </table:table-cell>
          <table:table-cell office:value-type="float" office:value="6.4">
            <text:p>6,4</text:p>
          </table:table-cell>
          <table:table-cell office:value-type="float" office:value="3.2">
            <text:p>3,2</text:p>
          </table:table-cell>
          <table:table-cell office:value-type="float" office:value="5.4">
            <text:p>5,4</text:p>
          </table:table-cell>
          <table:table-cell table:number-columns-repeated="6"/>
        </table:table-row>
        <table:table-row table:style-name="ro1">
          <table:table-cell office:value-type="string">
            <text:p>Spaziergang mit Tasche in der Hand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AVERAGE([.B89:.K89] )" office:value-type="float" office:value="5.7">
            <text:p>5,7</text:p>
          </table:table-cell>
          <table:table-cell table:formula="of:=STDEVA([.B89:.K89])" office:value-type="float" office:value="2.00277585143997">
            <text:p>2</text:p>
          </table:table-cell>
          <table:table-cell/>
          <table:table-cell office:value-type="string">
            <text:p>walk (phys. Distr.)</text:p>
          </table:table-cell>
          <table:table-cell office:value-type="float" office:value="5.7">
            <text:p>5,7</text:p>
          </table:table-cell>
          <table:table-cell office:value-type="float" office:value="2.9">
            <text:p>2,9</text:p>
          </table:table-cell>
          <table:table-cell office:value-type="float" office:value="4.9">
            <text:p>4,9</text:p>
          </table:table-cell>
          <table:table-cell table:number-columns-repeated="6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0:.K90] )" office:value-type="float" office:value="2.9">
            <text:p>2,9</text:p>
          </table:table-cell>
          <table:table-cell table:formula="of:=STDEVA([.B90:.K90])" office:value-type="float" office:value="1.91195071996">
            <text:p>1,91</text:p>
          </table:table-cell>
          <table:table-cell/>
          <table:table-cell office:value-type="string">
            <text:p>reading on couch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6.4">
            <text:p>6,4</text:p>
          </table:table-cell>
          <table:table-cell table:number-columns-repeated="6"/>
        </table:table-row>
        <table:table-row table:style-name="ro1">
          <table:table-cell office:value-type="string">
            <text:p>Jogge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AVERAGE([.B91:.K91] )" office:value-type="float" office:value="5.5">
            <text:p>5,5</text:p>
          </table:table-cell>
          <table:table-cell table:formula="of:=STDEVA([.B91:.K91])" office:value-type="float" office:value="1.90029237516523">
            <text:p>1,9</text:p>
          </table:table-cell>
          <table:table-cell/>
          <table:table-cell office:value-type="string">
            <text:p>jogging</text:p>
          </table:table-cell>
          <table:table-cell office:value-type="float" office:value="5.5">
            <text:p>5,5</text:p>
          </table:table-cell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Bewerte die geforderte Menge Aufmerksamkeit (Sprache)</text:p>
          </table:table-cell>
          <table:table-cell table:number-columns-repeated="15"/>
          <table:table-cell table:formula="of:=AVERAGE([.Q86:.Q91])" office:value-type="float" office:value="5.3">
            <text:p>5,3</text:p>
          </table:table-cell>
          <table:table-cell table:formula="of:=AVERAGE([.R86:.R91])" office:value-type="float" office:value="3.33333333333333">
            <text:p>3,33</text:p>
          </table:table-cell>
          <table:table-cell table:formula="of:=AVERAGE([.S86:.S91])" office:value-type="float" office:value="5.58333333333333">
            <text:p>5,58</text:p>
          </table:table-cell>
          <table:table-cell table:number-columns-repeated="6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93:.K93] )" office:value-type="float" office:value="3.4">
            <text:p>3,4</text:p>
          </table:table-cell>
          <table:table-cell table:formula="of:=STDEVA([.B93:.K93])" office:value-type="float" office:value="2.01108041719978">
            <text:p>2,01</text:p>
          </table:table-cell>
          <table:table-cell table:number-columns-repeated="2"/>
          <table:table-cell table:formula="of:=STDEVA([.Q86:.Q91])" office:value-type="float" office:value="2.07171426601257">
            <text:p>2,07</text:p>
          </table:table-cell>
          <table:table-cell table:formula="of:=STDEVA([.R86:.R91])" office:value-type="float" office:value="0.504645089807348">
            <text:p>0,5</text:p>
          </table:table-cell>
          <table:table-cell table:formula="of:=STDEVA([.S86:.S91])" office:value-type="float" office:value="0.598052394583172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Fahrrad fahre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4:.K94] )" office:value-type="float" office:value="3.2">
            <text:p>3,2</text:p>
          </table:table-cell>
          <table:table-cell table:formula="of:=STDEVA([.B94:.K94])" office:value-type="float" office:value="2.25092573548455">
            <text:p>2,25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5:.K95] )" office:value-type="float" office:value="3.2">
            <text:p>3,2</text:p>
          </table:table-cell>
          <table:table-cell table:formula="of:=STDEVA([.B95:.K95])" office:value-type="float" office:value="2.34757558155453">
            <text:p>2,35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AVERAGE([.B96:.K96] )" office:value-type="float" office:value="2.9">
            <text:p>2,9</text:p>
          </table:table-cell>
          <table:table-cell table:formula="of:=STDEVA([.B96:.K96])" office:value-type="float" office:value="1.96920739836559">
            <text:p>1,97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AVERAGE([.B97:.K97] )" office:value-type="float" office:value="3">
            <text:p>3</text:p>
          </table:table-cell>
          <table:table-cell table:formula="of:=STDEVA([.B97:.K97])" office:value-type="float" office:value="2.10818510677892">
            <text:p>2,11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AVERAGE([.B98:.K98] )" office:value-type="float" office:value="4.3">
            <text:p>4,3</text:p>
          </table:table-cell>
          <table:table-cell table:formula="of:=STDEVA([.B98:.K98])" office:value-type="float" office:value="2.49666444147653">
            <text:p>2,5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Bewerte die geforderte Menge Aufmerksamkeit (Gesten)</text:p>
          </table:table-cell>
          <table:table-cell table:number-columns-repeated="24"/>
        </table:table-row>
        <table:table-row table:style-name="ro1">
          <table:table-cell office:value-type="string">
            <text:p>Schreibtischarbei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AVERAGE([.B100:.K100] )" office:value-type="float" office:value="6.1">
            <text:p>6,1</text:p>
          </table:table-cell>
          <table:table-cell table:formula="of:=STDEVA([.B100:.K100])" office:value-type="float" office:value="2.80673792466945">
            <text:p>2,81</text:p>
          </table:table-cell>
          <table:table-cell table:number-columns-repeated="11"/>
        </table:table-row>
        <table:table-row table:style-name="ro1">
          <table:table-cell office:value-type="string">
            <text:p>Fahrrad fahr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AVERAGE([.B101:.K101] )" office:value-type="float" office:value="5.7">
            <text:p>5,7</text:p>
          </table:table-cell>
          <table:table-cell table:formula="of:=STDEVA([.B101:.K101])" office:value-type="float" office:value="2.75075747143703">
            <text:p>2,75</text:p>
          </table:table-cell>
          <table:table-cell table:number-columns-repeated="11"/>
        </table:table-row>
        <table:table-row table:style-name="ro1">
          <table:table-cell office:value-type="string">
            <text:p>Spaziergan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2:.K102] )" office:value-type="float" office:value="5.4">
            <text:p>5,4</text:p>
          </table:table-cell>
          <table:table-cell table:formula="of:=STDEVA([.B102:.K102])" office:value-type="float" office:value="3.06231575409489">
            <text:p>3,06</text:p>
          </table:table-cell>
          <table:table-cell table:number-columns-repeated="11"/>
        </table:table-row>
        <table:table-row table:style-name="ro1">
          <table:table-cell office:value-type="string">
            <text:p>Spaziergang mit Tasche in der Han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3:.K103] )" office:value-type="float" office:value="4.9">
            <text:p>4,9</text:p>
          </table:table-cell>
          <table:table-cell table:formula="of:=STDEVA([.B103:.K103])" office:value-type="float" office:value="2.68535120814971">
            <text:p>2,69</text:p>
          </table:table-cell>
          <table:table-cell table:number-columns-repeated="11"/>
        </table:table-row>
        <table:table-row table:style-name="ro1">
          <table:table-cell office:value-type="string">
            <text:p>Lesen im Wohnzimm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AVERAGE([.B104:.K104] )" office:value-type="float" office:value="6.4">
            <text:p>6,4</text:p>
          </table:table-cell>
          <table:table-cell table:formula="of:=STDEVA([.B104:.K104])" office:value-type="float" office:value="2.98886823619465">
            <text:p>2,99</text:p>
          </table:table-cell>
          <table:table-cell table:number-columns-repeated="11"/>
        </table:table-row>
        <table:table-row table:style-name="ro1">
          <table:table-cell office:value-type="string">
            <text:p>Jogg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AVERAGE([.B105:.K105] )" office:value-type="float" office:value="5">
            <text:p>5</text:p>
          </table:table-cell>
          <table:table-cell table:formula="of:=STDEVA([.B105:.K105])" office:value-type="float" office:value="3.23178657161089">
            <text:p>3,23</text:p>
          </table:table-cell>
          <table:table-cell table:number-columns-repeated="5"/>
          <table:table-cell>
            <draw:frame table:end-cell-address="Tabelle1.W116" table:end-x="2.214cm" table:end-y="0.368cm" draw:z-index="4" draw:style-name="gr1" svg:width="8.843cm" svg:height="9.137cm" svg:x="0.145cm" svg:y="0.415cm">
              <draw:object draw:notify-on-update-of-ranges="Tabelle1.Q107:Tabelle1.Q107 Tabelle1.P108:Tabelle1.P108 Tabelle1.Q108:Tabelle1.Q108 Tabelle1.P109:Tabelle1.P109 Tabelle1.Q109:Tabelle1.Q109 Tabelle1.P110:Tabelle1.P110 Tabelle1.Q110:Tabelle1.Q1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Bewerte die Menge der Kontrolle über den Player</text:p>
          </table:table-cell>
          <table:table-cell table:number-columns-repeated="15"/>
          <table:table-cell office:value-type="string">
            <text:p>Control</text:p>
          </table:table-cell>
          <table:table-cell table:number-columns-repeated="8"/>
        </table:table-row>
        <table:table-row table:style-name="ro1">
          <table:table-cell office:value-type="string">
            <text:p>Touch</text:p>
          </table:table-cell>
          <table:table-cell table:number-columns-repeated="4"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formula="of:=AVERAGE([.B108:.K108] )" office:value-type="float" office:value="8.4">
            <text:p>8,4</text:p>
          </table:table-cell>
          <table:table-cell table:formula="of:=STDEVA([.B108:.K108])" office:value-type="float" office:value="1.83787316694536">
            <text:p>1,84</text:p>
          </table:table-cell>
          <table:table-cell/>
          <table:table-cell office:value-type="string">
            <text:p>Touch</text:p>
          </table:table-cell>
          <table:table-cell office:value-type="float" office:value="8.4">
            <text:p>8,4</text:p>
          </table:table-cell>
          <table:table-cell table:number-columns-repeated="8"/>
        </table:table-row>
        <table:table-row table:style-name="ro1">
          <table:table-cell office:value-type="string">
            <text:p>Spr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formula="of:=AVERAGE([.B109:.K109] )" office:value-type="float" office:value="7.6">
            <text:p>7,6</text:p>
          </table:table-cell>
          <table:table-cell table:formula="of:=STDEVA([.B109:.K109])" office:value-type="float" office:value="2.17050941281329">
            <text:p>2,17</text:p>
          </table:table-cell>
          <table:table-cell/>
          <table:table-cell office:value-type="string">
            <text:p>Speech</text:p>
          </table:table-cell>
          <table:table-cell office:value-type="float" office:value="7.6">
            <text:p>7,6</text:p>
          </table:table-cell>
          <table:table-cell table:number-columns-repeated="8"/>
        </table:table-row>
        <table:table-row table:style-name="ro1">
          <table:table-cell office:value-type="string">
            <text:p>Gest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formula="of:=AVERAGE([.B110:.K110] )" office:value-type="float" office:value="3.7">
            <text:p>3,7</text:p>
          </table:table-cell>
          <table:table-cell table:formula="of:=STDEVA([.B110:.K110])" office:value-type="float" office:value="2.11081869319834">
            <text:p>2,11</text:p>
          </table:table-cell>
          <table:table-cell/>
          <table:table-cell office:value-type="string">
            <text:p>Gesture</text:p>
          </table:table-cell>
          <table:table-cell office:value-type="float" office:value="3.7">
            <text:p>3,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Warum hast du die x-Eingabe am häufigsten genutzt</text:p>
          </table:table-cell>
          <table:table-cell table:number-columns-repeated="24"/>
        </table:table-row>
        <table:table-row table:style-name="ro1">
          <table:table-cell office:value-type="string">
            <text:p>Methode</text:p>
          </table:table-cell>
          <table:table-cell table:number-columns-repeated="6" office:value-type="string">
            <text:p>Sprache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Touch</text:p>
          </table:table-cell>
          <table:table-cell office:value-type="string">
            <text:p>Sprache</text:p>
          </table:table-cell>
          <table:table-cell table:number-columns-repeated="14"/>
        </table:table-row>
        <table:table-row table:style-name="ro5">
          <table:table-cell office:value-type="string">
            <text:p>Begründung</text:p>
          </table:table-cell>
          <table:table-cell table:style-name="ce5" office:value-type="string">
            <text:p>intuitiv, alle Funktionen ausführbar. Kaum Aufwand</text:p>
          </table:table-cell>
          <table:table-cell table:style-name="ce5" office:value-type="string">
            <text:p>Einfache Handhabe</text:p>
          </table:table-cell>
          <table:table-cell table:style-name="ce5" office:value-type="string">
            <text:p>Weil man das bei motorischen Dingen nebenher nutzen kann</text:p>
          </table:table-cell>
          <table:table-cell table:style-name="ce5" office:value-type="string">
            <text:p>Es war neu und interessant zum Testen, wenn man Memory spielt, lenkt Sprache z.B. wenig ab</text:p>
          </table:table-cell>
          <table:table-cell table:style-name="ce9" office:value-type="string">
            <text:p>Blick bleibt nach vorne gerichtet</text:p>
          </table:table-cell>
          <table:table-cell table:style-name="ce9" office:value-type="string">
            <text:p>Intuitive und schnelle Eingabe möglich. Benötigt am wenigsten Aufmerksamkeit</text:p>
          </table:table-cell>
          <table:table-cell table:style-name="ce9" office:value-type="string">
            <text:p>Am bekanntesten, daher kein nachdenken über Aktion. Bei einfachen Befehlen am schnellsten</text:p>
          </table:table-cell>
          <table:table-cell table:style-name="ce9" office:value-type="string">
            <text:p>Am Bekanntesten, geringste Fehlerquote, weniger nachdenken über das richtige Kommando</text:p>
          </table:table-cell>
          <table:table-cell table:style-name="ce9" office:value-type="string">
            <text:p>Touch vom Smartphone gewöhnt. Nicht so auffällig wie Sprache/Geste. Erkennung eindeutig (gegenüber Sprache)</text:p>
          </table:table-cell>
          <table:table-cell table:style-name="ce9" office:value-type="string">
            <text:p>Die Sprachkontrolle gab mir ein vertrautes Gefühl und verlangte nicht sehr viel Aufmerksamkeit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table:style-name="ce2" office:value-type="string">
            <text:p>Warum hast du die x-Eingabe am seltensten genutzt</text:p>
          </table:table-cell>
          <table:table-cell table:number-columns-repeated="24"/>
        </table:table-row>
        <table:table-row table:style-name="ro1">
          <table:table-cell office:value-type="string">
            <text:p>Methode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Touch</text:p>
          </table:table-cell>
          <table:table-cell table:number-columns-repeated="2" office:value-type="string">
            <text:p>Gesten</text:p>
          </table:table-cell>
          <table:table-cell office:value-type="string">
            <text:p>Touch</text:p>
          </table:table-cell>
          <table:table-cell office:value-type="string">
            <text:p>Gesten</text:p>
          </table:table-cell>
          <table:table-cell office:value-type="string">
            <text:p>Sprache</text:p>
          </table:table-cell>
          <table:table-cell table:number-columns-repeated="2" office:value-type="string">
            <text:p>Geste</text:p>
          </table:table-cell>
          <table:table-cell table:number-columns-repeated="14"/>
        </table:table-row>
        <table:table-row table:style-name="ro6">
          <table:table-cell office:value-type="string">
            <text:p>Begründung</text:p>
          </table:table-cell>
          <table:table-cell table:style-name="ce5" office:value-type="string">
            <text:p>Hoher Aufwand, langweilig da andere Eingaben neu waren</text:p>
          </table:table-cell>
          <table:table-cell table:style-name="ce5" office:value-type="string">
            <text:p>Beim Stehen geht es gut. Beim Sitzen schwierig und beim Joggen eher schlecht</text:p>
          </table:table-cell>
          <table:table-cell table:style-name="ce5" office:value-type="string">
            <text:p>Braucht man beide Hände für und Hingucken</text:p>
          </table:table-cell>
          <table:table-cell table:style-name="ce5" office:value-type="string">
            <text:p>Sehr aufwendig, dauert sehr lange. Funktioniert oft nicht</text:p>
          </table:table-cell>
          <table:table-cell table:style-name="ce9" office:value-type="string">
            <text:p>außer play/stop etwas umständlich. Arm drehen funktioniert nicht so gut (winkel zu groß). Timing muss stimmen. Ansprechzeiten zu lang</text:p>
          </table:table-cell>
          <table:table-cell table:style-name="ce9" office:value-type="string">
            <text:p>Eingabe dauert oft zu lange (z.b. Interpretenwahl). Benötigt mehr Aufmerksamkeit</text:p>
          </table:table-cell>
          <table:table-cell table:style-name="ce9" office:value-type="string">
            <text:p>schon beim Üben keine Kontrolle</text:p>
          </table:table-cell>
          <table:table-cell table:style-name="ce9" office:value-type="string">
            <text:p>Höchste Fehlerquote</text:p>
          </table:table-cell>
          <table:table-cell table:style-name="ce9" office:value-type="string">
            <text:p>Umständlich. Sieht albern aus. Wenige Optionen möglich. Ungewohnt.</text:p>
          </table:table-cell>
          <table:table-cell table:style-name="ce9" office:value-type="string">
            <text:p>Man musste sich erst einmal an die Gestensteuerung gewöhnen, im nachhinein hätte ich die Gesten-Eingabe gerne öfter genutzt.</text:p>
          </table:table-cell>
          <table:table-cell table:number-columns-repeated="13"/>
          <table:table-cell>
            <draw:frame table:end-cell-address="Tabelle1.AG130" table:end-x="2.075cm" table:end-y="0.043cm" draw:z-index="8" draw:style-name="gr1" svg:width="20.049cm" svg:height="9.175cm" svg:x="0.091cm" svg:y="4.856cm">
              <draw:object draw:notify-on-update-of-ranges="Tabelle1.P17:Tabelle1.P22 Tabelle1.Q16:Tabelle1.Q16 Tabelle1.Q17:Tabelle1.Q22 Tabelle1.R16:Tabelle1.R16 Tabelle1.R17:Tabelle1.R22 Tabelle1.S16:Tabelle1.S16 Tabelle1.S17:Tabelle1.S2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number-columns-repeated="15"/>
          <table:table-cell>
            <draw:frame table:end-cell-address="Tabelle1.X129" table:end-x="2.068cm" table:end-y="0.206cm" draw:z-index="5" draw:style-name="gr1" svg:width="19.938cm" svg:height="7.912cm" svg:x="0.195cm" svg:y="0.303cm">
              <draw:object draw:notify-on-update-of-ranges="Tabelle1.L123:Tabelle1.L123 Tabelle1.L124:Tabelle1.L129 Tabelle1.M123:Tabelle1.M123 Tabelle1.M124:Tabelle1.M129 Tabelle1.N123:Tabelle1.N123 Tabelle1.N124:Tabelle1.N129 Tabelle1.O123:Tabelle1.O123 Tabelle1.O124:Tabelle1.O12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7">
          <table:table-cell table:style-name="ce2" office:value-type="string">
            <text:p>Anmerkungen</text:p>
          </table:table-cell>
          <table:table-cell table:style-name="ce6" table:number-columns-repeated="4"/>
          <table:table-cell table:style-name="ce10" table:number-columns-repeated="3"/>
          <table:table-cell table:style-name="ce10" office:value-type="string">
            <text:p>Geste dauert mir zu lange. Würde gern mehr Sprache nutzen wenn die Erkennung besser wäre.</text:p>
          </table:table-cell>
          <table:table-cell table:style-name="ce10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10"/>
          <table:table-cell table:number-columns-repeated="14"/>
        </table:table-row>
        <table:table-row table:style-name="ro1">
          <table:table-cell table:style-name="ce2" office:value-type="string">
            <text:p>Beobachtungen</text:p>
          </table:table-cell>
          <table:table-cell table:style-name="Default" table:number-columns-repeated="10"/>
          <table:table-cell table:number-columns-repeated="14"/>
        </table:table-row>
        <table:table-row table:style-name="ro3">
          <table:table-cell table:style-name="ce2" office:value-type="string">
            <text:p>Szenarios</text:p>
          </table:table-cell>
          <table:table-cell table:style-name="Default" table:number-columns-repeated="10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 table:number-columns-repeated="10"/>
        </table:table-row>
        <table:table-row table:style-name="ro3">
          <table:table-cell office:value-type="string">
            <text:p>Schreibtischarbei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office work</text:p>
          </table:table-cell>
          <table:table-cell table:formula="of:=COUNTIF([.B124:.K124];&quot;.*t.*&quot;)" office:value-type="float" office:value="5">
            <text:p>5</text:p>
          </table:table-cell>
          <table:table-cell table:formula="of:=COUNTIF([.B124:.K124];&quot;.*s.*&quot;)" office:value-type="float" office:value="5">
            <text:p>5</text:p>
          </table:table-cell>
          <table:table-cell table:formula="of:=COUNTIF([.B124:.K124];&quot;.*g.*&quot;)"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string">
            <text:p>Fahrrad fahr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ride a bicycle</text:p>
          </table:table-cell>
          <table:table-cell table:formula="of:=COUNTIF([.B125:.K125];&quot;.*t.*&quot;)" office:value-type="float" office:value="1">
            <text:p>1</text:p>
          </table:table-cell>
          <table:table-cell table:formula="of:=COUNTIF([.B125:.K125];&quot;.*s.*&quot;)" office:value-type="float" office:value="8">
            <text:p>8</text:p>
          </table:table-cell>
          <table:table-cell table:formula="of:=COUNTIF([.B125:.K125];&quot;.*g.*&quot;)" office:value-type="float" office:value="1">
            <text:p>1</text:p>
          </table:table-cell>
          <table:table-cell table:number-columns-repeated="10"/>
        </table:table-row>
        <table:table-row table:style-name="ro3">
          <table:table-cell office:value-type="string">
            <text:p>Spaziergan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office:value-type="string">
            <text:p>walk (mental distr.)</text:p>
          </table:table-cell>
          <table:table-cell table:formula="of:=COUNTIF([.B126:.K126];&quot;.*t.*&quot;)" office:value-type="float" office:value="3">
            <text:p>3</text:p>
          </table:table-cell>
          <table:table-cell table:formula="of:=COUNTIF([.B126:.K126];&quot;.*s.*&quot;)" office:value-type="float" office:value="5">
            <text:p>5</text:p>
          </table:table-cell>
          <table:table-cell table:formula="of:=COUNTIF([.B126:.K126];&quot;.*g.*&quot;)" office:value-type="float" office:value="5">
            <text:p>5</text:p>
          </table:table-cell>
          <table:table-cell table:number-columns-repeated="10"/>
        </table:table-row>
        <table:table-row table:style-name="ro3">
          <table:table-cell office:value-type="string">
            <text:p>Spaziergang mit Tasche in der Hand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g</text:p>
          </table:table-cell>
          <table:table-cell office:value-type="string">
            <text:p>walk (phys. Distr.)</text:p>
          </table:table-cell>
          <table:table-cell table:formula="of:=COUNTIF([.B127:.K127];&quot;.*t.*&quot;)" office:value-type="float" office:value="3">
            <text:p>3</text:p>
          </table:table-cell>
          <table:table-cell table:formula="of:=COUNTIF([.B127:.K127];&quot;.*s.*&quot;)" office:value-type="float" office:value="7">
            <text:p>7</text:p>
          </table:table-cell>
          <table:table-cell table:formula="of:=COUNTIF([.B127:.K127];&quot;.*g.*&quot;)" office:value-type="float" office:value="1">
            <text:p>1</text:p>
          </table:table-cell>
          <table:table-cell table:number-columns-repeated="10"/>
        </table:table-row>
        <table:table-row table:style-name="ro3">
          <table:table-cell office:value-type="string">
            <text:p>Lesen im Wohnzimmer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reading on couch</text:p>
          </table:table-cell>
          <table:table-cell table:formula="of:=COUNTIF([.B128:.K128];&quot;.*t.*&quot;)" office:value-type="float" office:value="5">
            <text:p>5</text:p>
          </table:table-cell>
          <table:table-cell table:formula="of:=COUNTIF([.B128:.K128];&quot;.*s.*&quot;)" office:value-type="float" office:value="6">
            <text:p>6</text:p>
          </table:table-cell>
          <table:table-cell table:formula="of:=COUNTIF([.B128:.K128];&quot;.*g.*&quot;)" office:value-type="float" office:value="1">
            <text:p>1</text:p>
          </table:table-cell>
          <table:table-cell table:number-columns-repeated="10"/>
        </table:table-row>
        <table:table-row table:style-name="ro3">
          <table:table-cell office:value-type="string">
            <text:p>Jogg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jogging</text:p>
          </table:table-cell>
          <table:table-cell table:formula="of:=COUNTIF([.B129:.K129];&quot;.*t.*&quot;)" office:value-type="float" office:value="4">
            <text:p>4</text:p>
          </table:table-cell>
          <table:table-cell table:formula="of:=COUNTIF([.B129:.K129];&quot;.*s.*&quot;)" office:value-type="float" office:value="5">
            <text:p>5</text:p>
          </table:table-cell>
          <table:table-cell table:formula="of:=COUNTIF([.B129:.K129];&quot;.*g.*&quot;)" office:value-type="float" office:value="1">
            <text:p>1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Tasks</text:p>
          </table:table-cell>
          <table:table-cell table:style-name="Default" table:number-columns-repeated="10"/>
          <table:table-cell/>
          <table:table-cell office:value-type="string">
            <text:p>touch</text:p>
          </table:table-cell>
          <table:table-cell office:value-type="string">
            <text:p>speech</text:p>
          </table:table-cell>
          <table:table-cell office:value-type="string">
            <text:p>gesture</text:p>
          </table:table-cell>
          <table:table-cell>
            <draw:frame table:end-cell-address="Tabelle1.X147" table:end-x="2.013cm" table:end-y="0.36cm" draw:z-index="6" draw:style-name="gr1" svg:width="19.882cm" svg:height="8.124cm" svg:x="0.196cm" svg:y="0.107cm">
              <draw:object draw:notify-on-update-of-ranges="Tabelle1.L130:Tabelle1.L130 Tabelle1.L131:Tabelle1.L137 Tabelle1.M130:Tabelle1.M130 Tabelle1.M131:Tabelle1.M137 Tabelle1.N130:Tabelle1.N130 Tabelle1.N131:Tabelle1.N137 Tabelle1.O130:Tabelle1.O130 Tabelle1.O131:Tabelle1.O13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Tabelle1.AG150" table:end-x="2.007cm" table:end-y="0.403cm" draw:z-index="9" draw:style-name="gr1" svg:width="20.093cm" svg:height="9.309cm" svg:x="2.237cm" svg:y="0.32cm">
              <draw:object draw:notify-on-update-of-ranges="Tabelle1.P39:Tabelle1.P45 Tabelle1.Q38:Tabelle1.Q38 Tabelle1.Q39:Tabelle1.Q45 Tabelle1.R38:Tabelle1.R38 Tabelle1.R39:Tabelle1.R45 Tabelle1.S38:Tabelle1.S38 Tabelle1.S39:Tabelle1.S4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3">
          <table:table-cell office:value-type="string">
            <text:p>Playlist star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play playlist</text:p>
          </table:table-cell>
          <table:table-cell table:formula="of:=COUNTIF([.B131:.K131];&quot;.*t.*&quot;)" office:value-type="float" office:value="5">
            <text:p>5</text:p>
          </table:table-cell>
          <table:table-cell table:formula="of:=COUNTIF([.B131:.K131];&quot;.*s.*&quot;)" office:value-type="float" office:value="8">
            <text:p>8</text:p>
          </table:table-cell>
          <table:table-cell table:formula="of:=COUNTIF([.B131:.K131];&quot;.*g.*&quot;)"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string">
            <text:p>Lautstärke anpass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adjust volume</text:p>
          </table:table-cell>
          <table:table-cell table:formula="of:=COUNTIF([.B132:.K132];&quot;.*t.*&quot;)" office:value-type="float" office:value="3">
            <text:p>3</text:p>
          </table:table-cell>
          <table:table-cell table:formula="of:=COUNTIF([.B132:.K132];&quot;.*s.*&quot;)" office:value-type="float" office:value="5">
            <text:p>5</text:p>
          </table:table-cell>
          <table:table-cell table:formula="of:=COUNTIF([.B132:.K132];&quot;.*g.*&quot;)" office:value-type="float" office:value="4">
            <text:p>4</text:p>
          </table:table-cell>
          <table:table-cell table:number-columns-repeated="10"/>
        </table:table-row>
        <table:table-row table:style-name="ro3">
          <table:table-cell office:value-type="string">
            <text:p>Shuffle togg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s</text:p>
          </table:table-cell>
          <table:table-cell office:value-type="string">
            <text:p>toggle shuffle</text:p>
          </table:table-cell>
          <table:table-cell table:formula="of:=COUNTIF([.B133:.K133];&quot;.*t.*&quot;)" office:value-type="float" office:value="5">
            <text:p>5</text:p>
          </table:table-cell>
          <table:table-cell table:formula="of:=COUNTIF([.B133:.K133];&quot;.*s.*&quot;)" office:value-type="float" office:value="7">
            <text:p>7</text:p>
          </table:table-cell>
          <table:table-cell table:formula="of:=COUNTIF([.B133:.K133];&quot;.*g.*&quot;)"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string">
            <text:p>Lied weiter schalt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ts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skipt to next</text:p>
          </table:table-cell>
          <table:table-cell table:formula="of:=COUNTIF([.B134:.K134];&quot;.*t.*&quot;)" office:value-type="float" office:value="6">
            <text:p>6</text:p>
          </table:table-cell>
          <table:table-cell table:formula="of:=COUNTIF([.B134:.K134];&quot;.*s.*&quot;)" office:value-type="float" office:value="6">
            <text:p>6</text:p>
          </table:table-cell>
          <table:table-cell table:formula="of:=COUNTIF([.B134:.K134];&quot;.*g.*&quot;)" office:value-type="float" office:value="3">
            <text:p>3</text:p>
          </table:table-cell>
          <table:table-cell table:number-columns-repeated="10"/>
        </table:table-row>
        <table:table-row table:style-name="ro3">
          <table:table-cell office:value-type="string">
            <text:p>Lied anhand von Audio Featu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office:value-type="string">
            <text:p>change audio feature</text:p>
          </table:table-cell>
          <table:table-cell table:formula="of:=COUNTIF([.B135:.K135];&quot;.*t.*&quot;)" office:value-type="float" office:value="1">
            <text:p>1</text:p>
          </table:table-cell>
          <table:table-cell table:formula="of:=COUNTIF([.B135:.K135];&quot;.*s.*&quot;)" office:value-type="float" office:value="9">
            <text:p>9</text:p>
          </table:table-cell>
          <table:table-cell table:formula="of:=COUNTIF([.B135:.K135];&quot;.*g.*&quot;)"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string">
            <text:p>Lied aus Lieblings Genre abspielen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s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s</text:p>
          </table:table-cell>
          <table:table-cell office:value-type="string">
            <text:p>change genre</text:p>
          </table:table-cell>
          <table:table-cell table:formula="of:=COUNTIF([.B136:.K136];&quot;.*t.*&quot;)" office:value-type="float" office:value="2">
            <text:p>2</text:p>
          </table:table-cell>
          <table:table-cell table:formula="of:=COUNTIF([.B136:.K136];&quot;.*s.*&quot;)" office:value-type="float" office:value="9">
            <text:p>9</text:p>
          </table:table-cell>
          <table:table-cell table:formula="of:=COUNTIF([.B136:.K136];&quot;.*g.*&quot;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Lied pausieren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t</text:p>
          </table:table-cell>
          <table:table-cell office:value-type="string">
            <text:p>pause</text:p>
          </table:table-cell>
          <table:table-cell table:formula="of:=COUNTIF([.B137:.K137];&quot;.*t.*&quot;)" office:value-type="float" office:value="5">
            <text:p>5</text:p>
          </table:table-cell>
          <table:table-cell table:formula="of:=COUNTIF([.B137:.K137];&quot;.*s.*&quot;)" office:value-type="float" office:value="1">
            <text:p>1</text:p>
          </table:table-cell>
          <table:table-cell table:formula="of:=COUNTIF([.B137:.K137];&quot;.*g.*&quot;)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Gesamt</text:p>
          </table:table-cell>
          <table:table-cell table:style-name="ce2" office:value-type="float" office:value="48">
            <text:p>48</text:p>
          </table:table-cell>
          <table:table-cell table:style-name="Default" table:number-columns-repeated="9"/>
          <table:table-cell table:formula="of:=10*48" office:value-type="float" office:value="480">
            <text:p>480</text:p>
          </table:table-cell>
          <table:table-cell table:number-columns-repeated="13"/>
        </table:table-row>
        <table:table-row table:style-name="ro3">
          <table:table-cell office:value-type="string">
            <text:p>Touch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17">
            <text:p>17</text:p>
          </table:table-cell>
          <table:table-cell office:value-type="string">
            <text:p>touch</text:p>
          </table:table-cell>
          <table:table-cell table:formula="of:=SUM([.B139:.K139])/[.L138]" office:value-type="float" office:value="0.341666666666667">
            <text:p>0,34</text:p>
          </table:table-cell>
          <table:table-cell table:number-columns-repeated="12"/>
        </table:table-row>
        <table:table-row table:style-name="ro3">
          <table:table-cell office:value-type="string">
            <text:p>Sprache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2">
            <text:p>22</text:p>
          </table:table-cell>
          <table:table-cell office:value-type="string">
            <text:p>speech</text:p>
          </table:table-cell>
          <table:table-cell table:formula="of:=SUM([.B140:.K140])/[.L138]" office:value-type="float" office:value="0.508333333333333">
            <text:p>0,51</text:p>
          </table:table-cell>
          <table:table-cell table:number-columns-repeated="12"/>
        </table:table-row>
        <table:table-row table:style-name="ro3">
          <table:table-cell office:value-type="string">
            <text:p>Geste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">
            <text:p>9</text:p>
          </table:table-cell>
          <table:table-cell office:value-type="string">
            <text:p>gesture</text:p>
          </table:table-cell>
          <table:table-cell table:formula="of:=SUM([.B141:.K141])/[.L138]" office:value-type="float" office:value="0.15">
            <text:p>0,15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style-name="Default">
            <draw:frame table:end-cell-address="Tabelle1.O163" table:end-x="1.147cm" table:end-y="0.33cm" draw:z-index="7" draw:style-name="gr1" svg:width="9.955cm" svg:height="9.585cm" svg:x="0.216cm" svg:y="0.229cm">
              <draw:object draw:notify-on-update-of-ranges="Tabelle1.L139:Tabelle1.L139 Tabelle1.M139:Tabelle1.M139 Tabelle1.L140:Tabelle1.L140 Tabelle1.M140:Tabelle1.M140 Tabelle1.L141:Tabelle1.L141 Tabelle1.M141:Tabelle1.M14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12.07.2016</text:date>, <text:time>21:29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6-28T15:41:04.249147307</meta:creation-date>
    <dc:date>2016-07-12T21:29:41.01</dc:date>
    <meta:editing-duration>PT15H58M51S</meta:editing-duration>
    <meta:editing-cycles>19</meta:editing-cycles>
    <meta:generator>OpenOffice.org/3.1$Win32 OpenOffice.org_project/310m19$Build-9420</meta:generator>
    <meta:document-statistic meta:table-count="1" meta:cell-count="163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311cm" chart:class="chart:bar" chart:style-name="ch1">
        <chart:legend chart:legend-position="start" svg:x="0.401cm" svg:y="3.92cm" chart:style-name="ch2"/>
        <chart:plot-area chart:style-name="ch3" table:cell-range-address="Tabelle1.P16:Tabelle1.S22" chart:data-source-has-labels="both" svg:x="2.683cm" svg:y="0.186cm" svg:width="16.966cm" svg:height="8.753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484cm" svg:y="5.396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31cm" chart:class="chart:bar" chart:style-name="ch1">
        <chart:legend chart:legend-position="start" svg:x="0.401cm" svg:y="3.92cm" chart:style-name="ch2"/>
        <chart:plot-area chart:style-name="ch3" table:cell-range-address="Tabelle1.P38:Tabelle1.S45" chart:data-source-has-labels="both" svg:x="2.683cm" svg:y="0.186cm" svg:width="17.01cm" svg:height="8.752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484cm" svg:y="5.396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94cm" svg:height="9.445cm" chart:class="chart:bar" chart:style-name="ch1">
        <chart:legend chart:legend-position="start" svg:x="0.401cm" svg:y="3.987cm" chart:style-name="ch2"/>
        <chart:plot-area chart:style-name="ch3" table:cell-range-address="Tabelle1.P38:Tabelle1.S45" chart:data-source-has-labels="both" svg:x="2.683cm" svg:y="0.188cm" svg:width="17.01cm" svg:height="8.881cm">
          <chart:axis chart:dimension="x" chart:name="primary-x" chart:style-name="ch4">
            <chart:categories table:cell-range-address="Tabelle1.P39:Tabelle1.P45"/>
          </chart:axis>
          <chart:axis chart:dimension="y" chart:name="primary-y" chart:style-name="ch5">
            <chart:title svg:x="2.484cm" svg:y="5.462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39:Tabelle1.Q45" chart:label-cell-address="Tabelle1.Q38:Tabelle1.Q38" chart:class="chart:bar">
            <chart:data-point chart:repeated="7"/>
          </chart:series>
          <chart:series chart:style-name="ch9" chart:values-cell-range-address="Tabelle1.R39:Tabelle1.R45" chart:label-cell-address="Tabelle1.R38:Tabelle1.R38" chart:class="chart:bar">
            <chart:data-point chart:repeated="7"/>
          </chart:series>
          <chart:series chart:style-name="ch10" chart:values-cell-range-address="Tabelle1.S39:Tabelle1.S45" chart:label-cell-address="Tabelle1.S38:Tabelle1.S3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38:Tabelle1.Q38">Touch</text:p>
              </table:table-cell>
              <table:table-cell office:value-type="string">
                <text:p text:id="Tabelle1.R38:Tabelle1.R38">Speech</text:p>
              </table:table-cell>
              <table:table-cell office:value-type="string">
                <text:p text:id="Tabelle1.S38:Tabelle1.S38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39:Tabelle1.P45">play playlist</text:p>
              </table:table-cell>
              <table:table-cell office:value-type="float" office:value="1.7">
                <text:p text:id="Tabelle1.Q39:Tabelle1.Q45">1.7</text:p>
              </table:table-cell>
              <table:table-cell office:value-type="float" office:value="1.5">
                <text:p text:id="Tabelle1.R39:Tabelle1.R45">1.5</text:p>
              </table:table-cell>
              <table:table-cell office:value-type="float" office:value="2.8">
                <text:p text:id="Tabelle1.S39:Tabelle1.S45">2.8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2.2">
                <text:p>2.2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11cm" svg:height="9.215cm" chart:class="chart:bar" chart:style-name="ch1">
        <chart:legend chart:legend-position="start" svg:x="0.398cm" svg:y="3.872cm" chart:style-name="ch2"/>
        <chart:plot-area chart:style-name="ch3" table:cell-range-address="Tabelle1.P63:Tabelle1.S69" chart:data-source-has-labels="both" svg:x="2.674cm" svg:y="0.184cm" svg:width="16.839cm" svg:height="8.663cm">
          <chart:axis chart:dimension="x" chart:name="primary-x" chart:style-name="ch4">
            <chart:categories table:cell-range-address="Tabelle1.P64:Tabelle1.P69"/>
          </chart:axis>
          <chart:axis chart:dimension="y" chart:name="primary-y" chart:style-name="ch5">
            <chart:title svg:x="2.478cm" svg:y="7.029cm" chart:style-name="ch6">
              <text:p>Physical and time-wise effort [0,10]</text:p>
            </chart:title>
            <chart:grid chart:style-name="ch7" chart:class="major"/>
          </chart:axis>
          <chart:series chart:style-name="ch8" chart:values-cell-range-address="Tabelle1.Q64:Tabelle1.Q69" chart:label-cell-address="Tabelle1.Q63:Tabelle1.Q63" chart:class="chart:bar">
            <chart:data-point chart:repeated="6"/>
          </chart:series>
          <chart:series chart:style-name="ch9" chart:values-cell-range-address="Tabelle1.R64:Tabelle1.R69" chart:label-cell-address="Tabelle1.R63:Tabelle1.R63" chart:class="chart:bar">
            <chart:data-point chart:repeated="6"/>
          </chart:series>
          <chart:series chart:style-name="ch10" chart:values-cell-range-address="Tabelle1.S64:Tabelle1.S69" chart:label-cell-address="Tabelle1.S63:Tabelle1.S6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63:Tabelle1.Q63">Touch</text:p>
              </table:table-cell>
              <table:table-cell office:value-type="string">
                <text:p text:id="Tabelle1.R63:Tabelle1.R63">Speech</text:p>
              </table:table-cell>
              <table:table-cell office:value-type="string">
                <text:p text:id="Tabelle1.S63:Tabelle1.S6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64:Tabelle1.P69">office work</text:p>
              </table:table-cell>
              <table:table-cell office:value-type="float" office:value="2.7">
                <text:p text:id="Tabelle1.Q64:Tabelle1.Q69">2.7</text:p>
              </table:table-cell>
              <table:table-cell office:value-type="float" office:value="2.4">
                <text:p text:id="Tabelle1.R64:Tabelle1.R69">2.4</text:p>
              </table:table-cell>
              <table:table-cell office:value-type="float" office:value="6.2">
                <text:p text:id="Tabelle1.S64:Tabelle1.S69">6.2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7.5">
                <text:p>7.5</text:p>
              </table:table-cell>
              <table:table-cell office:value-type="float" office:value="2.7">
                <text:p>2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5.1">
                <text:p>5.1</text:p>
              </table:table-cell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6">
                <text:p>5.6</text:p>
              </table:table-cell>
              <table:table-cell office:value-type="float" office:value="2.1">
                <text:p>2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3.3">
                <text:p>3.3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3">
                <text:p>5.3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67cm" svg:height="8.628cm" chart:class="chart:bar" chart:style-name="ch1">
        <chart:legend chart:legend-position="start" svg:x="0.399cm" svg:y="3.579cm" chart:style-name="ch2"/>
        <chart:plot-area chart:style-name="ch3" table:cell-range-address="Tabelle1.P85:Tabelle1.S91" chart:data-source-has-labels="both" svg:x="2.677cm" svg:y="0.172cm" svg:width="16.891cm" svg:height="8.112cm">
          <chart:axis chart:dimension="x" chart:name="primary-x" chart:style-name="ch4">
            <chart:categories table:cell-range-address="Tabelle1.P86:Tabelle1.P91"/>
          </chart:axis>
          <chart:axis chart:dimension="y" chart:name="primary-y" chart:style-name="ch5">
            <chart:title svg:x="2.48cm" svg:y="5.538cm" chart:style-name="ch6">
              <text:p>Mental effort [0,10]</text:p>
            </chart:title>
            <chart:grid chart:style-name="ch7" chart:class="major"/>
          </chart:axis>
          <chart:series chart:style-name="ch8" chart:values-cell-range-address="Tabelle1.Q86:Tabelle1.Q91" chart:label-cell-address="Tabelle1.Q85:Tabelle1.Q85" chart:class="chart:bar">
            <chart:data-point chart:repeated="6"/>
          </chart:series>
          <chart:series chart:style-name="ch9" chart:values-cell-range-address="Tabelle1.R86:Tabelle1.R91" chart:label-cell-address="Tabelle1.R85:Tabelle1.R85" chart:class="chart:bar">
            <chart:data-point chart:repeated="6"/>
          </chart:series>
          <chart:series chart:style-name="ch10" chart:values-cell-range-address="Tabelle1.S86:Tabelle1.S91" chart:label-cell-address="Tabelle1.S85:Tabelle1.S8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85:Tabelle1.Q85">Touch</text:p>
              </table:table-cell>
              <table:table-cell office:value-type="string">
                <text:p text:id="Tabelle1.R85:Tabelle1.R85">Speech</text:p>
              </table:table-cell>
              <table:table-cell office:value-type="string">
                <text:p text:id="Tabelle1.S85:Tabelle1.S85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86:Tabelle1.P91">office work</text:p>
              </table:table-cell>
              <table:table-cell office:value-type="float" office:value="3">
                <text:p text:id="Tabelle1.Q86:Tabelle1.Q91">3</text:p>
              </table:table-cell>
              <table:table-cell office:value-type="float" office:value="3.4">
                <text:p text:id="Tabelle1.R86:Tabelle1.R91">3.4</text:p>
              </table:table-cell>
              <table:table-cell office:value-type="float" office:value="6.1">
                <text:p text:id="Tabelle1.S86:Tabelle1.S91">6.1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8.3">
                <text:p>8.3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6.4">
                <text:p>6.4</text:p>
              </table:table-cell>
              <table:table-cell office:value-type="float" office:value="3.2">
                <text:p>3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5.7">
                <text:p>5.7</text:p>
              </table:table-cell>
              <table:table-cell office:value-type="float" office:value="2.9">
                <text:p>2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5.5">
                <text:p>5.5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9" style:family="chart">
      <style:chart-properties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>
      <style:chart-properties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844cm" svg:height="9.138cm" chart:class="chart:bar" chart:style-name="ch1">
        <chart:legend chart:legend-position="start" svg:x="0.176cm" svg:y="3.834cm" chart:style-name="ch2"/>
        <chart:plot-area chart:style-name="ch3" table:cell-range-address="Tabelle1.P107:Tabelle1.Q110" chart:data-source-has-labels="both" svg:x="2.008cm" svg:y="0.182cm" svg:width="6.66cm" svg:height="8.592cm">
          <chart:axis chart:dimension="x" chart:name="primary-x" chart:style-name="ch4">
            <chart:categories table:cell-range-address="Tabelle1.Q107:Tabelle1.Q107"/>
          </chart:axis>
          <chart:axis chart:dimension="y" chart:name="primary-y" chart:style-name="ch5">
            <chart:title svg:x="2.034cm" svg:y="5.444cm" chart:style-name="ch6">
              <text:p>Control [0,10]</text:p>
            </chart:title>
            <chart:grid chart:style-name="ch7" chart:class="major"/>
          </chart:axis>
          <chart:series chart:style-name="ch8" chart:values-cell-range-address="Tabelle1.Q108:Tabelle1.Q108" chart:label-cell-address="Tabelle1.P108:Tabelle1.P108" chart:class="chart:bar">
            <chart:data-point/>
          </chart:series>
          <chart:series chart:style-name="ch9" chart:values-cell-range-address="Tabelle1.Q109:Tabelle1.Q109" chart:label-cell-address="Tabelle1.P109:Tabelle1.P109" chart:class="chart:bar">
            <chart:data-point/>
          </chart:series>
          <chart:series chart:style-name="ch10" chart:values-cell-range-address="Tabelle1.Q110:Tabelle1.Q110" chart:label-cell-address="Tabelle1.P110:Tabelle1.P1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P108:Tabelle1.P108">Touch</text:p>
              </table:table-cell>
              <table:table-cell office:value-type="string">
                <text:p text:id="Tabelle1.P109:Tabelle1.P109">Speech</text:p>
              </table:table-cell>
              <table:table-cell office:value-type="string">
                <text:p text:id="Tabelle1.P110:Tabelle1.P11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Q107:Tabelle1.Q107">Control</text:p>
              </table:table-cell>
              <table:table-cell office:value-type="float" office:value="8.4">
                <text:p text:id="Tabelle1.Q108:Tabelle1.Q108">8.4</text:p>
              </table:table-cell>
              <table:table-cell office:value-type="float" office:value="7.6">
                <text:p text:id="Tabelle1.Q109:Tabelle1.Q109">7.6</text:p>
              </table:table-cell>
              <table:table-cell office:value-type="float" office:value="3.7">
                <text:p text:id="Tabelle1.Q110:Tabelle1.Q110">3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939cm" svg:height="7.913cm" chart:class="chart:bar" chart:style-name="ch1">
        <chart:legend chart:legend-position="start" svg:x="0.398cm" svg:y="3.221cm" chart:style-name="ch2"/>
        <chart:plot-area chart:style-name="ch3" table:cell-range-address="Tabelle1.L123:Tabelle1.O129" chart:data-source-has-labels="both" svg:x="2.621cm" svg:y="0.158cm" svg:width="16.92cm" svg:height="7.439cm">
          <chart:axis chart:dimension="x" chart:name="primary-x" chart:style-name="ch4">
            <chart:categories table:cell-range-address="Tabelle1.L124:Tabelle1.L129"/>
          </chart:axis>
          <chart:axis chart:dimension="y" chart:name="primary-y" chart:style-name="ch5">
            <chart:title svg:x="2.425cm" svg:y="4.631cm" chart:style-name="ch6">
              <text:p>Frequency</text:p>
            </chart:title>
            <chart:grid chart:style-name="ch7" chart:class="major"/>
          </chart:axis>
          <chart:series chart:style-name="ch8" chart:values-cell-range-address="Tabelle1.M124:Tabelle1.M129" chart:label-cell-address="Tabelle1.M123:Tabelle1.M123" chart:class="chart:bar">
            <chart:data-point chart:repeated="6"/>
          </chart:series>
          <chart:series chart:style-name="ch9" chart:values-cell-range-address="Tabelle1.N124:Tabelle1.N129" chart:label-cell-address="Tabelle1.N123:Tabelle1.N123" chart:class="chart:bar">
            <chart:data-point chart:repeated="6"/>
          </chart:series>
          <chart:series chart:style-name="ch10" chart:values-cell-range-address="Tabelle1.O124:Tabelle1.O129" chart:label-cell-address="Tabelle1.O123:Tabelle1.O12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23:Tabelle1.M123">touch</text:p>
              </table:table-cell>
              <table:table-cell office:value-type="string">
                <text:p text:id="Tabelle1.N123:Tabelle1.N123">speech</text:p>
              </table:table-cell>
              <table:table-cell office:value-type="string">
                <text:p text:id="Tabelle1.O123:Tabelle1.O123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L124:Tabelle1.L129">office work</text:p>
              </table:table-cell>
              <table:table-cell office:value-type="float" office:value="5">
                <text:p text:id="Tabelle1.M124:Tabelle1.M129">5</text:p>
              </table:table-cell>
              <table:table-cell office:value-type="float" office:value="5">
                <text:p text:id="Tabelle1.N124:Tabelle1.N129">5</text:p>
              </table:table-cell>
              <table:table-cell office:value-type="float" office:value="0">
                <text:p text:id="Tabelle1.O124:Tabelle1.O129">0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883cm" svg:height="8.125cm" chart:class="chart:bar" chart:style-name="ch1">
        <chart:legend chart:legend-position="start" svg:x="0.397cm" svg:y="3.327cm" chart:style-name="ch2"/>
        <chart:plot-area chart:style-name="ch3" table:cell-range-address="Tabelle1.L130:Tabelle1.O137" chart:data-source-has-labels="both" svg:x="2.618cm" svg:y="0.162cm" svg:width="16.868cm" svg:height="7.639cm">
          <chart:axis chart:dimension="x" chart:name="primary-x" chart:style-name="ch4">
            <chart:categories table:cell-range-address="Tabelle1.L131:Tabelle1.L137"/>
          </chart:axis>
          <chart:axis chart:dimension="y" chart:name="primary-y" chart:style-name="ch5">
            <chart:title svg:x="2.423cm" svg:y="4.735cm" chart:style-name="ch6">
              <text:p>Frequency</text:p>
            </chart:title>
            <chart:grid chart:style-name="ch7" chart:class="major"/>
          </chart:axis>
          <chart:series chart:style-name="ch8" chart:values-cell-range-address="Tabelle1.M131:Tabelle1.M137" chart:label-cell-address="Tabelle1.M130:Tabelle1.M130" chart:class="chart:bar">
            <chart:data-point chart:repeated="7"/>
          </chart:series>
          <chart:series chart:style-name="ch9" chart:values-cell-range-address="Tabelle1.N131:Tabelle1.N137" chart:label-cell-address="Tabelle1.N130:Tabelle1.N130" chart:class="chart:bar">
            <chart:data-point chart:repeated="7"/>
          </chart:series>
          <chart:series chart:style-name="ch10" chart:values-cell-range-address="Tabelle1.O131:Tabelle1.O137" chart:label-cell-address="Tabelle1.O130:Tabelle1.O13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M130:Tabelle1.M130">touch</text:p>
              </table:table-cell>
              <table:table-cell office:value-type="string">
                <text:p text:id="Tabelle1.N130:Tabelle1.N130">speech</text:p>
              </table:table-cell>
              <table:table-cell office:value-type="string">
                <text:p text:id="Tabelle1.O130:Tabelle1.O130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L131:Tabelle1.L137">play playlist</text:p>
              </table:table-cell>
              <table:table-cell office:value-type="float" office:value="5">
                <text:p text:id="Tabelle1.M131:Tabelle1.M137">5</text:p>
              </table:table-cell>
              <table:table-cell office:value-type="float" office:value="8">
                <text:p text:id="Tabelle1.N131:Tabelle1.N137">8</text:p>
              </table:table-cell>
              <table:table-cell office:value-type="float" office:value="0">
                <text:p text:id="Tabelle1.O131:Tabelle1.O137">0</text:p>
              </table:table-cell>
            </table:table-row>
            <table:table-row>
              <table:table-cell office:value-type="string">
                <text:p>adjust volum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ggle shuffle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ipt to next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ange audio feature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 genre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use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12pt" style:font-size-asian="6pt" style:font-size-complex="6pt"/>
    </style:style>
    <style:style style:name="ch9" style:family="chart">
      <style:chart-properties chart:data-label-number="percentage" chart:data-label-text="false" chart:data-label-symbol="false"/>
      <style:graphic-properties draw:fill-color="#ff420e"/>
      <style:text-properties fo:font-size="12pt" style:font-size-asian="6pt" style:font-size-complex="6pt"/>
    </style:style>
    <style:style style:name="ch10" style:family="chart">
      <style:chart-properties chart:data-label-number="percentage" chart:data-label-text="false" chart:data-label-symbol="false"/>
      <style:graphic-properties draw:fill-color="#ffd320"/>
      <style:text-properties fo:font-size="12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956cm" svg:height="9.586cm" chart:class="chart:bar" chart:style-name="ch1">
        <chart:legend chart:legend-position="start" svg:x="0.199cm" svg:y="4.058cm" chart:style-name="ch2"/>
        <chart:plot-area chart:style-name="ch3" table:cell-range-address="Tabelle1.L139:Tabelle1.M141" chart:data-source-has-labels="row" svg:x="2.024cm" svg:y="0.191cm" svg:width="7.733cm" svg:height="9.013cm">
          <chart:axis chart:dimension="x" chart:name="primary-x" chart:style-name="ch4"/>
          <chart:axis chart:dimension="y" chart:name="primary-y" chart:style-name="ch5">
            <chart:title svg:x="2.027cm" svg:y="5.716cm" chart:style-name="ch6">
              <text:p>Frequency [%]</text:p>
            </chart:title>
            <chart:grid chart:style-name="ch7" chart:class="major"/>
          </chart:axis>
          <chart:series chart:style-name="ch8" chart:values-cell-range-address="Tabelle1.M139:Tabelle1.M139" chart:label-cell-address="Tabelle1.L139:Tabelle1.L139" chart:class="chart:bar">
            <chart:data-point/>
          </chart:series>
          <chart:series chart:style-name="ch9" chart:values-cell-range-address="Tabelle1.M140:Tabelle1.M140" chart:label-cell-address="Tabelle1.L140:Tabelle1.L140" chart:class="chart:bar">
            <chart:data-point/>
          </chart:series>
          <chart:series chart:style-name="ch10" chart:values-cell-range-address="Tabelle1.M141:Tabelle1.M141" chart:label-cell-address="Tabelle1.L141:Tabelle1.L14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L139:Tabelle1.L139">touch</text:p>
              </table:table-cell>
              <table:table-cell office:value-type="string">
                <text:p text:id="Tabelle1.L140:Tabelle1.L140">speech</text:p>
              </table:table-cell>
              <table:table-cell office:value-type="string">
                <text:p text:id="Tabelle1.L141:Tabelle1.L141">gestur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41666666666667">
                <text:p text:id="Tabelle1.M139:Tabelle1.M139">0.341666666666667</text:p>
              </table:table-cell>
              <table:table-cell office:value-type="float" office:value="0.508333333333333">
                <text:p text:id="Tabelle1.M140:Tabelle1.M140">0.508333333333333</text:p>
              </table:table-cell>
              <table:table-cell office:value-type="float" office:value="0.15">
                <text:p text:id="Tabelle1.M141:Tabelle1.M141">0.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05cm" svg:height="9.176cm" chart:class="chart:bar" chart:style-name="ch1">
        <chart:legend chart:legend-position="start" svg:x="0.401cm" svg:y="3.853cm" chart:style-name="ch2"/>
        <chart:plot-area chart:style-name="ch3" table:cell-range-address="Tabelle1.P16:Tabelle1.S22" chart:data-source-has-labels="both" svg:x="2.683cm" svg:y="0.183cm" svg:width="16.966cm" svg:height="8.627cm">
          <chart:axis chart:dimension="x" chart:name="primary-x" chart:style-name="ch4">
            <chart:categories table:cell-range-address="Tabelle1.P17:Tabelle1.P22"/>
          </chart:axis>
          <chart:axis chart:dimension="y" chart:name="primary-y" chart:style-name="ch5">
            <chart:title svg:x="2.484cm" svg:y="5.33cm" chart:style-name="ch6">
              <text:p>Priority [1,3]</text:p>
            </chart:title>
            <chart:grid chart:style-name="ch7" chart:class="major"/>
          </chart:axis>
          <chart:series chart:style-name="ch8" chart:values-cell-range-address="Tabelle1.Q17:Tabelle1.Q22" chart:label-cell-address="Tabelle1.Q16:Tabelle1.Q16" chart:class="chart:bar">
            <chart:data-point chart:repeated="6"/>
          </chart:series>
          <chart:series chart:style-name="ch9" chart:values-cell-range-address="Tabelle1.R17:Tabelle1.R22" chart:label-cell-address="Tabelle1.R16:Tabelle1.R16" chart:class="chart:bar">
            <chart:data-point chart:repeated="6"/>
          </chart:series>
          <chart:series chart:style-name="ch10" chart:values-cell-range-address="Tabelle1.S17:Tabelle1.S22" chart:label-cell-address="Tabelle1.S16:Tabelle1.S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Q16:Tabelle1.Q16">Touch</text:p>
              </table:table-cell>
              <table:table-cell office:value-type="string">
                <text:p text:id="Tabelle1.R16:Tabelle1.R16">Speech</text:p>
              </table:table-cell>
              <table:table-cell office:value-type="string">
                <text:p text:id="Tabelle1.S16:Tabelle1.S16">Gesture</text:p>
              </table:table-cell>
            </table:table-row>
          </table:table-header-rows>
          <table:table-rows>
            <table:table-row>
              <table:table-cell office:value-type="string">
                <text:p text:id="Tabelle1.P17:Tabelle1.P22">office work</text:p>
              </table:table-cell>
              <table:table-cell office:value-type="float" office:value="1.3">
                <text:p text:id="Tabelle1.Q17:Tabelle1.Q22">1.3</text:p>
              </table:table-cell>
              <table:table-cell office:value-type="float" office:value="1.9">
                <text:p text:id="Tabelle1.R17:Tabelle1.R22">1.9</text:p>
              </table:table-cell>
              <table:table-cell office:value-type="float" office:value="2.8">
                <text:p text:id="Tabelle1.S17:Tabelle1.S22">2.8</text:p>
              </table:table-cell>
            </table:table-row>
            <table:table-row>
              <table:table-cell office:value-type="string">
                <text:p>ride a bicycle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walk (mental distr.)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walk (phys. Distr.)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reading on couch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jogging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